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2" manifest:media-type="application/octet-stream"/>
  <manifest:file-entry manifest:full-path="manifest.rdf" manifest:media-type="application/rdf+xml"/>
  <manifest:file-entry manifest:full-path="Thumbnails/thumbnail.png" manifest:media-type="image/png"/>
  <manifest:file-entry manifest:full-path="OleObj1" manifest:media-type="application/octet-stream"/>
  <manifest:file-entry manifest:full-path="ObjectReplacements/OleObj1" manifest:media-type=""/>
  <manifest:file-entry manifest:full-path="ObjectReplacements/OleObj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Times New Roman1" svg:font-family="'Times New Roman'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fo:margin-left="0in" table:align="left" style:may-break-between-rows="true" style:writing-mode="lr-tb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5.1514in"/>
    </style:style>
    <style:style style:name="Table1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1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1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1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" style:family="table">
      <style:table-properties style:width="6.6931in" fo:margin-left="0in" table:align="left" style:may-break-between-rows="true" style:writing-mode="lr-tb"/>
    </style:style>
    <style:style style:name="Tabella1.A" style:family="table-column">
      <style:table-column-properties style:column-width="1.5417in"/>
    </style:style>
    <style:style style:name="Tabella1.B" style:family="table-column">
      <style:table-column-properties style:column-width="5.1514in"/>
    </style:style>
    <style:style style:name="Tabella1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3" style:family="table">
      <style:table-properties style:width="6.6931in" fo:margin-left="0in" table:align="left" style:may-break-between-rows="true" style:writing-mode="lr-tb"/>
    </style:style>
    <style:style style:name="Tabella3.A" style:family="table-column">
      <style:table-column-properties style:column-width="1.5417in"/>
    </style:style>
    <style:style style:name="Tabella3.B" style:family="table-column">
      <style:table-column-properties style:column-width="5.1514in"/>
    </style:style>
    <style:style style:name="Tabella3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3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3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3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3.8" style:family="table-row">
      <style:table-row-properties style:min-row-height="0.3396in"/>
    </style:style>
    <style:style style:name="Tabella4" style:family="table">
      <style:table-properties style:width="6.6931in" fo:margin-left="0in" table:align="left" style:may-break-between-rows="true" style:writing-mode="lr-tb"/>
    </style:style>
    <style:style style:name="Tabella4.A" style:family="table-column">
      <style:table-column-properties style:column-width="1.5417in"/>
    </style:style>
    <style:style style:name="Tabella4.B" style:family="table-column">
      <style:table-column-properties style:column-width="5.1514in"/>
    </style:style>
    <style:style style:name="Tabella4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4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4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4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4.8" style:family="table-row">
      <style:table-row-properties style:min-row-height="0.3396in"/>
    </style:style>
    <style:style style:name="Tabella5" style:family="table">
      <style:table-properties style:width="6.6931in" fo:margin-left="0in" table:align="left" style:may-break-between-rows="true" style:writing-mode="lr-tb"/>
    </style:style>
    <style:style style:name="Tabella5.A" style:family="table-column">
      <style:table-column-properties style:column-width="1.5417in"/>
    </style:style>
    <style:style style:name="Tabella5.B" style:family="table-column">
      <style:table-column-properties style:column-width="5.1514in"/>
    </style:style>
    <style:style style:name="Tabella5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5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5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5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5.8" style:family="table-row">
      <style:table-row-properties style:min-row-height="0.3396in"/>
    </style:style>
    <style:style style:name="Tabella6" style:family="table">
      <style:table-properties style:width="6.6931in" fo:margin-left="0in" table:align="left" style:may-break-between-rows="true" style:writing-mode="lr-tb"/>
    </style:style>
    <style:style style:name="Tabella6.A" style:family="table-column">
      <style:table-column-properties style:column-width="1.5417in"/>
    </style:style>
    <style:style style:name="Tabella6.B" style:family="table-column">
      <style:table-column-properties style:column-width="5.1514in"/>
    </style:style>
    <style:style style:name="Tabella6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6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6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6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6.8" style:family="table-row">
      <style:table-row-properties style:min-row-height="0.3396in"/>
    </style:style>
    <style:style style:name="Tabella8" style:family="table">
      <style:table-properties style:width="6.6931in" fo:margin-left="0in" table:align="left" style:may-break-between-rows="true" style:writing-mode="lr-tb"/>
    </style:style>
    <style:style style:name="Tabella8.A" style:family="table-column">
      <style:table-column-properties style:column-width="1.5417in"/>
    </style:style>
    <style:style style:name="Tabella8.B" style:family="table-column">
      <style:table-column-properties style:column-width="5.1514in"/>
    </style:style>
    <style:style style:name="Tabella8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8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8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8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8.8" style:family="table-row">
      <style:table-row-properties style:min-row-height="0.3396in"/>
    </style:style>
    <style:style style:name="Table2" style:family="table">
      <style:table-properties style:width="6.6931in" fo:margin-left="0in" table:align="left" style:may-break-between-rows="true" style:writing-mode="lr-tb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5.1514in"/>
    </style:style>
    <style:style style:name="Table2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2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2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2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3" style:family="table">
      <style:table-properties style:width="6.6931in" fo:margin-left="0in" table:align="left" style:may-break-between-rows="true" style:writing-mode="lr-tb"/>
    </style:style>
    <style:style style:name="Table3.A" style:family="table-column">
      <style:table-column-properties style:column-width="1.5417in"/>
    </style:style>
    <style:style style:name="Table3.B" style:family="table-column">
      <style:table-column-properties style:column-width="5.1514in"/>
    </style:style>
    <style:style style:name="Table3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3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3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3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9" style:family="table">
      <style:table-properties style:width="6.6931in" fo:margin-left="0in" table:align="left" style:may-break-between-rows="true" style:writing-mode="lr-tb"/>
    </style:style>
    <style:style style:name="Table9.A" style:family="table-column">
      <style:table-column-properties style:column-width="1.5417in"/>
    </style:style>
    <style:style style:name="Table9.B" style:family="table-column">
      <style:table-column-properties style:column-width="5.1514in"/>
    </style:style>
    <style:style style:name="Table9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9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9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9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4" style:family="table">
      <style:table-properties style:width="6.6931in" fo:margin-left="0in" table:align="left" style:may-break-between-rows="true" style:writing-mode="lr-tb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5.1514in"/>
    </style:style>
    <style:style style:name="Table4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4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4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4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9" style:family="table">
      <style:table-properties style:width="6.6931in" fo:margin-left="0in" table:align="left" style:may-break-between-rows="true" style:writing-mode="lr-tb"/>
    </style:style>
    <style:style style:name="Tabella9.A" style:family="table-column">
      <style:table-column-properties style:column-width="1.9722in"/>
    </style:style>
    <style:style style:name="Tabella9.B" style:family="table-column">
      <style:table-column-properties style:column-width="4.7208in"/>
    </style:style>
    <style:style style:name="Tabella9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9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9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9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0" style:family="table">
      <style:table-properties style:width="6.6931in" fo:margin-left="0in" table:align="left" style:may-break-between-rows="true" style:writing-mode="lr-tb"/>
    </style:style>
    <style:style style:name="Tabella10.A" style:family="table-column">
      <style:table-column-properties style:column-width="1.9722in"/>
    </style:style>
    <style:style style:name="Tabella10.B" style:family="table-column">
      <style:table-column-properties style:column-width="4.7208in"/>
    </style:style>
    <style:style style:name="Tabella10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0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0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0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1" style:family="table">
      <style:table-properties style:width="6.6931in" fo:margin-left="0in" table:align="left" style:may-break-between-rows="true" style:writing-mode="lr-tb"/>
    </style:style>
    <style:style style:name="Tabella11.A" style:family="table-column">
      <style:table-column-properties style:column-width="1.9722in"/>
    </style:style>
    <style:style style:name="Tabella11.B" style:family="table-column">
      <style:table-column-properties style:column-width="4.7208in"/>
    </style:style>
    <style:style style:name="Tabella11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1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1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1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2" style:family="table">
      <style:table-properties style:width="6.6931in" fo:margin-left="0in" table:align="left" style:may-break-between-rows="true" style:writing-mode="lr-tb"/>
    </style:style>
    <style:style style:name="Tabella12.A" style:family="table-column">
      <style:table-column-properties style:column-width="1.9722in"/>
    </style:style>
    <style:style style:name="Tabella12.B" style:family="table-column">
      <style:table-column-properties style:column-width="4.7208in"/>
    </style:style>
    <style:style style:name="Tabella12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2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2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2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3" style:family="table">
      <style:table-properties style:width="6.6931in" fo:margin-left="0in" table:align="left" style:may-break-between-rows="true" style:writing-mode="lr-tb"/>
    </style:style>
    <style:style style:name="Tabella13.A" style:family="table-column">
      <style:table-column-properties style:column-width="1.9722in"/>
    </style:style>
    <style:style style:name="Tabella13.B" style:family="table-column">
      <style:table-column-properties style:column-width="4.7208in"/>
    </style:style>
    <style:style style:name="Tabella13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3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3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3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4" style:family="table">
      <style:table-properties style:width="6.6931in" fo:margin-left="0in" table:align="left" style:may-break-between-rows="true" style:writing-mode="lr-tb"/>
    </style:style>
    <style:style style:name="Tabella14.A" style:family="table-column">
      <style:table-column-properties style:column-width="1.9722in"/>
    </style:style>
    <style:style style:name="Tabella14.B" style:family="table-column">
      <style:table-column-properties style:column-width="4.7208in"/>
    </style:style>
    <style:style style:name="Tabella14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4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4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4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4.3" style:family="table-row">
      <style:table-row-properties style:min-row-height="0.1444in"/>
    </style:style>
    <style:style style:name="Tabella15" style:family="table">
      <style:table-properties style:width="6.6931in" fo:margin-left="0in" table:align="left" style:may-break-between-rows="true" style:writing-mode="lr-tb"/>
    </style:style>
    <style:style style:name="Tabella15.A" style:family="table-column">
      <style:table-column-properties style:column-width="1.9722in"/>
    </style:style>
    <style:style style:name="Tabella15.B" style:family="table-column">
      <style:table-column-properties style:column-width="4.7208in"/>
    </style:style>
    <style:style style:name="Tabella15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5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5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5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7" style:family="table">
      <style:table-properties style:width="6.6931in" fo:margin-left="0in" table:align="left" style:may-break-between-rows="true" style:writing-mode="lr-tb"/>
    </style:style>
    <style:style style:name="Table7.A" style:family="table-column">
      <style:table-column-properties style:column-width="1.9722in"/>
    </style:style>
    <style:style style:name="Table7.B" style:family="table-column">
      <style:table-column-properties style:column-width="4.7208in"/>
    </style:style>
    <style:style style:name="Table7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7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7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7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6" style:family="table">
      <style:table-properties style:width="6.6931in" fo:margin-left="0in" table:align="left" style:may-break-between-rows="true" style:writing-mode="lr-tb"/>
    </style:style>
    <style:style style:name="Table6.A" style:family="table-column">
      <style:table-column-properties style:column-width="1.9722in"/>
    </style:style>
    <style:style style:name="Table6.B" style:family="table-column">
      <style:table-column-properties style:column-width="4.7208in"/>
    </style:style>
    <style:style style:name="Table6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6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6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6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8" style:family="table">
      <style:table-properties style:width="6.6931in" fo:margin-left="0in" table:align="left" style:may-break-between-rows="true" style:writing-mode="lr-tb"/>
    </style:style>
    <style:style style:name="Table8.A" style:family="table-column">
      <style:table-column-properties style:column-width="1.9722in"/>
    </style:style>
    <style:style style:name="Table8.B" style:family="table-column">
      <style:table-column-properties style:column-width="4.7208in"/>
    </style:style>
    <style:style style:name="Table8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8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8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8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5" style:family="table">
      <style:table-properties style:width="6.6931in" fo:margin-left="0in" table:align="left" style:may-break-between-rows="true" style:writing-mode="lr-tb"/>
    </style:style>
    <style:style style:name="Table5.A" style:family="table-column">
      <style:table-column-properties style:column-width="1.9722in"/>
    </style:style>
    <style:style style:name="Table5.B" style:family="table-column">
      <style:table-column-properties style:column-width="4.7208in"/>
    </style:style>
    <style:style style:name="Table5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5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5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5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0.6083in" style:rel-column-width="5957*"/>
    </style:style>
    <style:style style:name="Table17.K" style:family="table-column">
      <style:table-column-properties style:column-width="0.609in" style:rel-column-width="596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K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236in" table:align="left"/>
    </style:style>
    <style:style style:name="Table18.A" style:family="table-column">
      <style:table-column-properties style:column-width="0.816in"/>
    </style:style>
    <style:style style:name="Table18.B" style:family="table-column">
      <style:table-column-properties style:column-width="0.5556in"/>
    </style:style>
    <style:style style:name="Table18.C" style:family="table-column">
      <style:table-column-properties style:column-width="0.5646in"/>
    </style:style>
    <style:style style:name="Table18.D" style:family="table-column">
      <style:table-column-properties style:column-width="0.5639in"/>
    </style:style>
    <style:style style:name="Table18.F" style:family="table-column">
      <style:table-column-properties style:column-width="0.5861in"/>
    </style:style>
    <style:style style:name="Table18.G" style:family="table-column">
      <style:table-column-properties style:column-width="0.6028in"/>
    </style:style>
    <style:style style:name="Table18.I" style:family="table-column">
      <style:table-column-properties style:column-width="0.6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K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fo:margin-left="0in" table:align="left" style:may-break-between-rows="true" style:writing-mode="lr-tb"/>
    </style:style>
    <style:style style:name="Tabella16.A" style:family="table-column">
      <style:table-column-properties style:column-width="1.9722in"/>
    </style:style>
    <style:style style:name="Tabella16.B" style:family="table-column">
      <style:table-column-properties style:column-width="4.7208in"/>
    </style:style>
    <style:style style:name="Tabella16.1" style:family="table-row">
      <style:table-row-properties style:min-row-height="0.3611in"/>
    </style:style>
    <style:style style:name="Tabella16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6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6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6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7" style:family="table">
      <style:table-properties style:width="6.6931in" fo:margin-left="0in" table:align="left" style:may-break-between-rows="true" style:writing-mode="lr-tb"/>
    </style:style>
    <style:style style:name="Tabella17.A" style:family="table-column">
      <style:table-column-properties style:column-width="1.9722in"/>
    </style:style>
    <style:style style:name="Tabella17.B" style:family="table-column">
      <style:table-column-properties style:column-width="4.7208in"/>
    </style:style>
    <style:style style:name="Tabella17.1" style:family="table-row">
      <style:table-row-properties style:min-row-height="0.3611in"/>
    </style:style>
    <style:style style:name="Tabella17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7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7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7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8" style:family="table">
      <style:table-properties style:width="6.6931in" fo:margin-left="0in" table:align="left" style:may-break-between-rows="true" style:writing-mode="lr-tb"/>
    </style:style>
    <style:style style:name="Tabella18.A" style:family="table-column">
      <style:table-column-properties style:column-width="1.9722in"/>
    </style:style>
    <style:style style:name="Tabella18.B" style:family="table-column">
      <style:table-column-properties style:column-width="4.7208in"/>
    </style:style>
    <style:style style:name="Tabella18.1" style:family="table-row">
      <style:table-row-properties style:min-row-height="0.3611in"/>
    </style:style>
    <style:style style:name="Tabella18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8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8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8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1" style:family="table">
      <style:table-properties style:width="6.6931in" fo:margin-left="0in" table:align="left" style:may-break-between-rows="true" style:writing-mode="lr-tb"/>
    </style:style>
    <style:style style:name="Table11.A" style:family="table-column">
      <style:table-column-properties style:column-width="1.9722in"/>
    </style:style>
    <style:style style:name="Table11.B" style:family="table-column">
      <style:table-column-properties style:column-width="4.7208in"/>
    </style:style>
    <style:style style:name="Table11.1" style:family="table-row">
      <style:table-row-properties style:min-row-height="0.3611in"/>
    </style:style>
    <style:style style:name="Table11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11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11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11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19" style:family="table">
      <style:table-properties style:width="6.6931in" fo:margin-left="0in" table:align="left" style:may-break-between-rows="true" style:writing-mode="lr-tb"/>
    </style:style>
    <style:style style:name="Tabella19.A" style:family="table-column">
      <style:table-column-properties style:column-width="1.9722in"/>
    </style:style>
    <style:style style:name="Tabella19.B" style:family="table-column">
      <style:table-column-properties style:column-width="4.7208in"/>
    </style:style>
    <style:style style:name="Tabella19.1" style:family="table-row">
      <style:table-row-properties style:min-row-height="0.3611in"/>
    </style:style>
    <style:style style:name="Tabella19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19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19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19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la20" style:family="table">
      <style:table-properties style:width="6.6931in" fo:margin-left="0in" table:align="left" style:may-break-between-rows="true" style:writing-mode="lr-tb"/>
    </style:style>
    <style:style style:name="Tabella20.A" style:family="table-column">
      <style:table-column-properties style:column-width="1.9722in"/>
    </style:style>
    <style:style style:name="Tabella20.B" style:family="table-column">
      <style:table-column-properties style:column-width="4.7208in"/>
    </style:style>
    <style:style style:name="Tabella20.1" style:family="table-row">
      <style:table-row-properties style:min-row-height="0.3611in"/>
    </style:style>
    <style:style style:name="Tabella20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ella20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ella20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ella20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2" style:family="table">
      <style:table-properties style:width="6.6931in" fo:margin-left="0in" table:align="left" style:may-break-between-rows="true" style:writing-mode="lr-tb"/>
    </style:style>
    <style:style style:name="Table12.A" style:family="table-column">
      <style:table-column-properties style:column-width="1.9722in"/>
    </style:style>
    <style:style style:name="Table12.B" style:family="table-column">
      <style:table-column-properties style:column-width="4.7208in"/>
    </style:style>
    <style:style style:name="Table12.1" style:family="table-row">
      <style:table-row-properties style:min-row-height="0.3611in"/>
    </style:style>
    <style:style style:name="Table12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12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12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12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9" style:family="table">
      <style:table-properties style:width="6.6931in" fo:margin-left="0in" table:align="left" style:may-break-between-rows="true" style:writing-mode="lr-tb"/>
    </style:style>
    <style:style style:name="Table19.A" style:family="table-column">
      <style:table-column-properties style:column-width="1.9722in"/>
    </style:style>
    <style:style style:name="Table19.B" style:family="table-column">
      <style:table-column-properties style:column-width="4.7208in"/>
    </style:style>
    <style:style style:name="Table19.1" style:family="table-row">
      <style:table-row-properties style:min-row-height="0.3611in"/>
    </style:style>
    <style:style style:name="Table19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19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19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19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19.3" style:family="table-row">
      <style:table-row-properties style:min-row-height="0.209in"/>
    </style:style>
    <style:style style:name="Table20" style:family="table">
      <style:table-properties style:width="6.6931in" fo:margin-left="0in" table:align="left" style:may-break-between-rows="true" style:writing-mode="lr-tb"/>
    </style:style>
    <style:style style:name="Table20.A" style:family="table-column">
      <style:table-column-properties style:column-width="1.9722in"/>
    </style:style>
    <style:style style:name="Table20.B" style:family="table-column">
      <style:table-column-properties style:column-width="4.7208in"/>
    </style:style>
    <style:style style:name="Table20.1" style:family="table-row">
      <style:table-row-properties style:min-row-height="0.3611in"/>
    </style:style>
    <style:style style:name="Table20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20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20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20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21" style:family="table">
      <style:table-properties style:width="6.6931in" fo:margin-left="0in" table:align="left" style:may-break-between-rows="true" style:writing-mode="lr-tb"/>
    </style:style>
    <style:style style:name="Table21.A" style:family="table-column">
      <style:table-column-properties style:column-width="1.9722in"/>
    </style:style>
    <style:style style:name="Table21.B" style:family="table-column">
      <style:table-column-properties style:column-width="4.7208in"/>
    </style:style>
    <style:style style:name="Table21.1" style:family="table-row">
      <style:table-row-properties style:min-row-height="0.3611in"/>
    </style:style>
    <style:style style:name="Table21.A1" style:family="table-cell">
      <style:table-cell-properties fo:background-color="transparent" fo:padding-left="0.0375in" fo:padding-right="0.0375in" fo:padding-top="0in" fo:padding-bottom="0in" fo:border-left="0.05pt solid #000000" fo:border-right="none" fo:border-top="0.05pt solid #000000" fo:border-bottom="0.05pt solid #000000" fo:vertical-align="top">
        <style:background-image/>
      </style:table-cell-properties>
    </style:style>
    <style:style style:name="Table21.B1" style:family="table-cell">
      <style:table-cell-properties fo:background-color="transparent" fo:padding-left="0.0375in" fo:padding-right="0.0375in" fo:padding-top="0in" fo:padding-bottom="0in" fo:border="0.05pt solid #000000" fo:vertical-align="top">
        <style:background-image/>
      </style:table-cell-properties>
    </style:style>
    <style:style style:name="Table21.A2" style:family="table-cell">
      <style:table-cell-properties fo:background-color="transparent" fo:padding-left="0.0375in" fo:padding-right="0.0375in" fo:padding-top="0in" fo:padding-bottom="0in" fo:border-left="0.05pt solid #000000" fo:border-right="none" fo:border-top="none" fo:border-bottom="0.05pt solid #000000" fo:vertical-align="top">
        <style:background-image/>
      </style:table-cell-properties>
    </style:style>
    <style:style style:name="Table21.B2" style:family="table-cell">
      <style:table-cell-properties fo:background-color="transparent" fo:padding-left="0.0375in" fo:padding-right="0.0375in" fo:padding-top="0in" fo:padding-bottom="0in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P1" style:family="paragraph" style:parent-style-name="Nessuna_20_spaziatura">
      <style:text-properties style:font-name="Times New Roman" fo:font-size="10pt" style:font-size-asian="10pt" style:font-size-complex="10pt"/>
    </style:style>
    <style:style style:name="P2" style:family="paragraph" style:parent-style-name="Nessuna_20_spaziatura">
      <style:text-properties style:font-name="Times New Roman" fo:font-size="10pt" officeooo:paragraph-rsid="0048bc96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8pt" fo:font-weight="bold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8pt" fo:font-weight="bold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normal" fo:background-color="transparent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20pt" fo:font-weight="bol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fo:background-color="transparent" style:font-name-asian="Liberation Serif" style:font-size-asian="11pt" style:font-name-complex="Liberation Serif" style:font-size-complex="11pt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fo:background-color="transparent" style:font-name-asian="Liberation Serif" style:font-size-asian="11pt" style:font-name-complex="Liberation Serif" style:font-size-complex="11pt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3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size-asian="32pt" style:font-name-complex="Liberation Serif" style:font-size-complex="32pt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32pt" fo:font-weight="bold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9pt" fo:font-weight="bold" fo:background-color="transparent" style:font-name-asian="Liberation Serif" style:font-size-asian="9pt" style:font-name-complex="Liberation Serif" style:font-size-complex="9pt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9pt" fo:font-weight="bold" fo:background-color="transparent" style:font-name-asian="Liberation Serif" style:font-size-asian="9pt" style:font-name-complex="Liberation Serif" style:font-size-complex="9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style="italic" fo:font-weight="bold" fo:background-color="transparent" style:font-name-asian="Times New Roman1" style:font-name-complex="Times New Roman1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12pt" fo:font-style="italic" fo:font-weight="bold" fo:background-color="transparent" style:font-name-asian="Liberation Sans" style:font-name-complex="Liberation Sans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normal" fo:background-color="transparent" style:font-name-asian="Liberation Sans" style:font-name-complex="Liberation Sans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normal" fo:background-color="transparent" style:font-name-asian="Liberation Sans" style:font-size-asian="14pt" style:font-name-complex="Liberation Sans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size-asian="14pt" style:font-name-complex="Liberation Sans" style:font-size-complex="14pt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officeooo:rsid="002b20f2" officeooo:paragraph-rsid="002b20f2" fo:background-color="transparent" style:font-name-asian="Liberation Sans" style:font-size-asian="12.25pt" style:font-name-complex="Liberation Sans" style:font-size-complex="14pt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officeooo:rsid="002b20f2" officeooo:paragraph-rsid="002b3f17" fo:background-color="transparent" style:font-name-asian="Liberation Sans" style:font-size-asian="12.25pt" style:font-name-complex="Liberation Sans" style:font-size-complex="14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officeooo:rsid="002b3f17" officeooo:paragraph-rsid="002b3f17" fo:background-color="transparent" style:font-name-asian="Liberation Sans" style:font-size-asian="12.25pt" style:font-name-complex="Liberation Sans" style:font-size-complex="14pt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20pt" fo:font-weight="normal" fo:background-color="transparent" style:font-name-asian="Liberation Sans" style:font-name-complex="Liberation Sans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fo:background-color="transparent" style:font-name-asian="Liberation Sans" style:font-name-complex="Liberation Sans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officeooo:paragraph-rsid="002b3f17" fo:background-color="transparent" style:font-name-asian="Liberation Sans" style:font-name-complex="Liberation Sans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officeooo:paragraph-rsid="002f30b3" fo:background-color="transparent" style:font-name-asian="Liberation Sans" style:font-name-complex="Liberation Sans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officeooo:paragraph-rsid="0038c4df" fo:background-color="transparent" style:font-name-asian="Liberation Sans" style:font-name-complex="Liberation Sans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officeooo:paragraph-rsid="0039d69c" fo:background-color="transparent" style:font-name-asian="Liberation Sans" style:font-name-complex="Liberation Sans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officeooo:rsid="002c0c1c" officeooo:paragraph-rsid="002c0c1c" fo:background-color="transparent" style:font-name-asian="Liberation Sans" style:font-name-complex="Liberation Sans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16pt" fo:font-weight="bold" officeooo:rsid="00584581" officeooo:paragraph-rsid="00566a44" fo:background-color="transparent" style:font-name-asian="Liberation Sans" style:font-name-complex="Liberation Sans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16pt" fo:font-weight="bold" officeooo:rsid="00584581" officeooo:paragraph-rsid="00584581" fo:background-color="transparent" style:font-name-asian="Liberation Sans" style:font-name-complex="Liberation Sans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1f04c8" fo:background-color="transparent" style:font-name-asian="Liberation Sans" style:font-size-asian="11pt" style:font-name-complex="Liberation Sans" style:font-size-complex="11pt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246c69" fo:background-color="transparent" style:font-name-asian="Liberation Sans" style:font-size-asian="11pt" style:font-name-complex="Liberation Sans" style:font-size-complex="11pt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2a7be7" fo:background-color="transparent" style:font-name-asian="Liberation Sans" style:font-size-asian="11pt" style:font-name-complex="Liberation Sans" style:font-size-complex="11pt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2b20f2" fo:background-color="transparent" style:font-name-asian="Liberation Sans" style:font-size-asian="11pt" style:font-name-complex="Liberation Sans" style:font-size-complex="11pt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2b3f17" fo:background-color="transparent" style:font-name-asian="Liberation Sans" style:font-size-asian="11pt" style:font-name-complex="Liberation Sans" style:font-size-complex="11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2f30b3" fo:background-color="transparent" style:font-name-asian="Liberation Sans" style:font-size-asian="11pt" style:font-name-complex="Liberation Sans" style:font-size-complex="11pt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38c4df" fo:background-color="transparent" style:font-name-asian="Liberation Sans" style:font-size-asian="11pt" style:font-name-complex="Liberation Sans" style:font-size-complex="11pt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39d69c" fo:background-color="transparent" style:font-name-asian="Liberation Sans" style:font-size-asian="11pt" style:font-name-complex="Liberation Sans" style:font-size-complex="11pt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42b7c0" fo:background-color="transparent" style:font-name-asian="Liberation Sans" style:font-size-asian="11pt" style:font-name-complex="Liberation Sans" style:font-size-complex="11pt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44816e" fo:background-color="transparent" style:font-name-asian="Liberation Sans" style:font-size-asian="11pt" style:font-name-complex="Liberation Sans" style:font-size-complex="11pt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557da2" fo:background-color="transparent" style:font-name-asian="Liberation Sans" style:font-size-asian="11pt" style:font-name-complex="Liberation Sans" style:font-size-complex="11pt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566a44" fo:background-color="transparent" style:font-name-asian="Liberation Sans" style:font-size-asian="11pt" style:font-name-complex="Liberation Sans" style:font-size-complex="11pt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584581" fo:background-color="transparent" style:font-name-asian="Liberation Sans" style:font-size-asian="11pt" style:font-name-complex="Liberation Sans" style:font-size-complex="11pt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07b5c" officeooo:paragraph-rsid="00207b5c" fo:background-color="transparent" style:font-name-asian="Liberation Sans" style:font-size-asian="11pt" style:font-name-complex="Liberation Sans" style:font-size-complex="11pt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4c3c1" officeooo:paragraph-rsid="0024c3c1" fo:background-color="transparent" style:font-name-asian="Liberation Sans" style:font-size-asian="11pt" style:font-name-complex="Liberation Sans" style:font-size-complex="11pt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4c3c1" officeooo:paragraph-rsid="002b20f2" fo:background-color="transparent" style:font-name-asian="Liberation Sans" style:font-size-asian="11pt" style:font-name-complex="Liberation Sans" style:font-size-complex="11pt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a7be7" officeooo:paragraph-rsid="002a7be7" fo:background-color="transparent" style:font-name-asian="Liberation Sans" style:font-size-asian="11pt" style:font-name-complex="Liberation Sans" style:font-size-complex="11pt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b20f2" officeooo:paragraph-rsid="002b20f2" fo:background-color="transparent" style:font-name-asian="Liberation Sans" style:font-size-asian="11pt" style:font-name-complex="Liberation Sans" style:font-size-complex="11pt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b3f17" officeooo:paragraph-rsid="002b3f17" fo:background-color="transparent" style:font-name-asian="Liberation Sans" style:font-size-asian="11pt" style:font-name-complex="Liberation Sans" style:font-size-complex="11pt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bde0f" officeooo:paragraph-rsid="002bde0f" fo:background-color="transparent" style:font-name-asian="Liberation Sans" style:font-size-asian="11pt" style:font-name-complex="Liberation Sans" style:font-size-complex="11pt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bde0f" officeooo:paragraph-rsid="002c0c1c" fo:background-color="transparent" style:font-name-asian="Liberation Sans" style:font-size-asian="11pt" style:font-name-complex="Liberation Sans" style:font-size-complex="11pt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cd4bc" officeooo:paragraph-rsid="002cd4bc" fo:background-color="transparent" style:font-name-asian="Liberation Sans" style:font-size-asian="11pt" style:font-name-complex="Liberation Sans" style:font-size-complex="11pt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e3121" officeooo:paragraph-rsid="002e3121" fo:background-color="transparent" style:font-name-asian="Liberation Sans" style:font-size-asian="11pt" style:font-name-complex="Liberation Sans" style:font-size-complex="11pt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2f30b3" officeooo:paragraph-rsid="002f30b3" fo:background-color="transparent" style:font-name-asian="Liberation Sans" style:font-size-asian="11pt" style:font-name-complex="Liberation Sans" style:font-size-complex="11pt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315da1" officeooo:paragraph-rsid="00315da1" fo:background-color="transparent" style:font-name-asian="Liberation Sans" style:font-size-asian="11pt" style:font-name-complex="Liberation Sans" style:font-size-complex="11pt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315da1" officeooo:paragraph-rsid="0038c4df" fo:background-color="transparent" style:font-name-asian="Liberation Sans" style:font-size-asian="11pt" style:font-name-complex="Liberation Sans" style:font-size-complex="11pt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32a412" officeooo:paragraph-rsid="0032a412" fo:background-color="transparent" style:font-name-asian="Liberation Sans" style:font-size-asian="11pt" style:font-name-complex="Liberation Sans" style:font-size-complex="11pt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32a412" officeooo:paragraph-rsid="0038c4df" fo:background-color="transparent" style:font-name-asian="Liberation Sans" style:font-size-asian="11pt" style:font-name-complex="Liberation Sans" style:font-size-complex="11pt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39d69c" officeooo:paragraph-rsid="0039d69c" fo:background-color="transparent" style:font-name-asian="Liberation Sans" style:font-size-asian="11pt" style:font-name-complex="Liberation Sans" style:font-size-complex="11pt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3f5740" officeooo:paragraph-rsid="003f5740" fo:background-color="transparent" style:font-name-asian="Liberation Sans" style:font-size-asian="11pt" style:font-name-complex="Liberation Sans" style:font-size-complex="11pt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4aab46" fo:background-color="transparent" style:font-name-asian="Liberation Sans" style:font-size-asian="11pt" style:font-name-complex="Liberation Sans" style:font-size-complex="11pt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1cab5" officeooo:paragraph-rsid="0051cab5" fo:background-color="transparent" style:font-name-asian="Liberation Sans" style:font-size-asian="11pt" style:font-name-complex="Liberation Sans" style:font-size-complex="11pt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1d85a" officeooo:paragraph-rsid="0051d85a" fo:background-color="transparent" style:font-name-asian="Liberation Sans" style:font-size-asian="11pt" style:font-name-complex="Liberation Sans" style:font-size-complex="11pt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57da2" officeooo:paragraph-rsid="00557da2" fo:background-color="transparent" style:font-name-asian="Liberation Sans" style:font-size-asian="11pt" style:font-name-complex="Liberation Sans" style:font-size-complex="11pt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66a44" officeooo:paragraph-rsid="00566a44" fo:background-color="transparent" style:font-name-asian="Liberation Sans" style:font-size-asian="11pt" style:font-name-complex="Liberation Sans" style:font-size-complex="11pt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66a44" officeooo:paragraph-rsid="00584581" fo:background-color="transparent" style:font-name-asian="Liberation Sans" style:font-size-asian="11pt" style:font-name-complex="Liberation Sans" style:font-size-complex="11pt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84581" officeooo:paragraph-rsid="00584581" fo:background-color="transparent" style:font-name-asian="Liberation Sans" style:font-size-asian="11pt" style:font-name-complex="Liberation Sans" style:font-size-complex="11pt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name-complex="Liberation Sans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bold" fo:background-color="transparent" style:font-name-asian="Liberation Sans" style:font-size-asian="11pt" style:font-name-complex="Liberation Sans" style:font-size-complex="11pt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bold" officeooo:rsid="00530dea" officeooo:paragraph-rsid="00422a18" fo:background-color="transparent" style:font-name-asian="Liberation Sans" style:font-size-asian="11pt" style:font-name-complex="Liberation Sans" style:font-size-complex="11pt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9pt" fo:font-weight="bold" fo:background-color="transparent" style:font-name-asian="Liberation Sans" style:font-size-asian="9pt" style:font-name-complex="Liberation Sans" style:font-size-complex="9pt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9pt" fo:font-weight="bold" officeooo:paragraph-rsid="00566a44" fo:background-color="transparent" style:font-name-asian="Liberation Sans" style:font-size-asian="9pt" style:font-name-complex="Liberation Sans" style:font-size-complex="9pt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9pt" fo:font-weight="bold" fo:background-color="transparent" style:font-name-asian="Liberation Sans" style:font-size-asian="9pt" style:font-name-complex="Liberation Sans" style:font-size-complex="9pt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9pt" fo:font-weight="bold" officeooo:paragraph-rsid="00557da2" fo:background-color="transparent" style:font-name-asian="Liberation Sans" style:font-size-asian="9pt" style:font-name-complex="Liberation Sans" style:font-size-complex="9pt"/>
    </style:style>
    <style:style style:name="P79" style:family="paragraph" style:parent-style-name="Standard">
      <style:paragraph-properties fo:line-height="100%" fo:text-align="start" style:justify-single-word="false"/>
    </style:style>
    <style:style style:name="P80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81" style:family="paragraph" style:parent-style-name="Standard">
      <style:text-properties officeooo:paragraph-rsid="002f30b3"/>
    </style:style>
    <style:style style:name="P82" style:family="paragraph" style:parent-style-name="Standard">
      <style:text-properties officeooo:paragraph-rsid="00557da2"/>
    </style:style>
    <style:style style:name="P83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Liberation Serif" fo:font-size="11pt" fo:font-weight="normal" fo:background-color="transparent" style:font-name-asian="Liberation Serif" style:font-size-asian="11pt" style:font-name-complex="Liberation Serif" style:font-size-complex="11pt"/>
    </style:style>
    <style:style style:name="P84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85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Liberation Sans" fo:font-size="11pt" fo:font-weight="bold" fo:background-color="transparent" style:font-name-asian="Liberation Sans" style:font-size-asian="11pt" style:font-name-complex="Liberation Sans" style:font-size-complex="11pt"/>
    </style:style>
    <style:style style:name="P86" style:family="paragraph" style:parent-style-name="Standard">
      <style:paragraph-properties fo:margin-left="0in" fo:margin-right="0in" fo:line-height="100%" fo:text-align="start" style:justify-single-word="false" fo:text-indent="0.5in" style:auto-text-indent="false"/>
      <style:text-properties style:use-window-font-color="true" style:font-name="Liberation Sans" fo:font-size="11pt" fo:font-weight="normal" officeooo:paragraph-rsid="0042b7c0" fo:background-color="transparent" style:font-name-asian="Liberation Sans" style:font-size-asian="11pt" style:font-name-complex="Liberation Sans" style:font-size-complex="11pt"/>
    </style:style>
    <style:style style:name="P8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ans" fo:font-size="11pt" fo:font-weight="normal" officeooo:paragraph-rsid="0042b7c0" fo:background-color="transparent" style:font-name-asian="Liberation Sans" style:font-size-asian="11pt" style:font-name-complex="Liberation Sans" style:font-size-complex="11pt"/>
    </style:style>
    <style:style style:name="P8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ans" fo:font-size="11pt" fo:font-weight="normal" officeooo:paragraph-rsid="0044816e" fo:background-color="transparent" style:font-name-asian="Liberation Sans" style:font-size-asian="11pt" style:font-name-complex="Liberation Sans" style:font-size-complex="11pt"/>
    </style:style>
    <style:style style:name="P8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ans" fo:font-size="11pt" fo:font-weight="normal" officeooo:rsid="0042b7c0" officeooo:paragraph-rsid="0042b7c0" fo:background-color="transparent" style:font-name-asian="Liberation Sans" style:font-size-asian="11pt" style:font-name-complex="Liberation Sans" style:font-size-complex="11pt"/>
    </style:style>
    <style:style style:name="P9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ans" fo:font-size="11pt" fo:font-weight="normal" officeooo:rsid="0044816e" officeooo:paragraph-rsid="0044816e" fo:background-color="transparent" style:font-name-asian="Liberation Sans" style:font-size-asian="11pt" style:font-name-complex="Liberation Sans" style:font-size-complex="11pt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ans" fo:font-size="11pt" fo:font-weight="normal" officeooo:rsid="00530dea" officeooo:paragraph-rsid="00530dea" fo:background-color="transparent" style:font-name-asian="Liberation Sans" style:font-size-asian="11pt" style:font-name-complex="Liberation Sans" style:font-size-complex="11pt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ans" fo:font-size="14pt" fo:font-weight="normal" officeooo:paragraph-rsid="0044816e" fo:background-color="transparent" style:font-name-asian="Liberation Sans" style:font-name-complex="Liberation Sans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14pt" officeooo:rsid="00469833" officeooo:paragraph-rsid="00469833" style:font-name-asian="Liberation Sans" style:font-name-complex="Liberation Sans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fo:font-size="14pt" officeooo:rsid="00469833" officeooo:paragraph-rsid="00469833" style:font-name-asian="Liberation Sans" style:font-size-asian="14pt" style:font-name-complex="Liberation Sans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" fo:font-size="14pt" style:font-name-asian="Liberation Sans" style:font-size-asian="14pt" style:font-name-complex="Liberation Sans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4pt" officeooo:rsid="004782c5" officeooo:paragraph-rsid="004782c5" style:font-name-asian="Liberation Sans" style:font-size-asian="14pt" style:font-name-complex="Liberation Sans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4pt" officeooo:rsid="0050baa3" officeooo:paragraph-rsid="0050baa3" style:font-name-asian="Liberation Sans" style:font-size-asian="14pt" style:font-name-complex="Liberation Sans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4pt" officeooo:rsid="0051cab5" officeooo:paragraph-rsid="0051cab5" style:font-name-asian="Liberation Sans" style:font-size-asian="14pt" style:font-name-complex="Liberation Sans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4pt" officeooo:rsid="00530dea" officeooo:paragraph-rsid="00530dea" style:font-name-asian="Liberation Sans" style:font-size-asian="14pt" style:font-name-complex="Liberation Sans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4pt" officeooo:rsid="00548ceb" officeooo:paragraph-rsid="00548ceb" style:font-name-asian="Liberation Sans" style:font-size-asian="14pt" style:font-name-complex="Liberation Sans" style:font-size-complex="14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14pt" fo:background-color="#ffffff" style:font-name-asian="Liberation Sans" style:font-name-complex="Liberation Sans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14pt" officeooo:rsid="00469833" officeooo:paragraph-rsid="00469833" fo:background-color="#ffffff" style:font-name-asian="Liberation Sans" style:font-name-complex="Liberation Sans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11pt" officeooo:rsid="0042b7c0" officeooo:paragraph-rsid="0042b7c0" style:font-name-asian="Liberation Sans" style:font-size-asian="9.60000038146973pt" style:font-name-complex="Liberation Sans" style:font-size-complex="11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11pt" officeooo:rsid="0042b7c0" officeooo:paragraph-rsid="0044816e" style:font-name-asian="Liberation Sans" style:font-size-asian="9.60000038146973pt" style:font-name-complex="Liberation Sans" style:font-size-complex="11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11pt" officeooo:rsid="0044816e" officeooo:paragraph-rsid="0044816e" style:font-name-asian="Liberation Sans" style:font-size-asian="9.60000038146973pt" style:font-name-complex="Liberation Sans" style:font-size-complex="11pt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11pt" officeooo:rsid="00530dea" officeooo:paragraph-rsid="00530dea" style:font-name-asian="Liberation Sans" style:font-size-asian="9.60000038146973pt" style:font-name-complex="Liberation Sans" style:font-size-complex="11pt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11pt" style:font-name-asian="Liberation Sans" style:font-name-complex="Liberation Sans"/>
    </style:style>
    <style:style style:name="P108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4pt" fo:font-weight="bold" fo:background-color="transparent" style:font-name-asian="Liberation Serif" style:font-weight-asian="bold" style:font-name-complex="Liberation Serif" style:font-weight-complex="bold"/>
    </style:style>
    <style:style style:name="P109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20pt" fo:font-weight="bold" fo:background-color="transparent" style:font-name-asian="Liberation Sans" style:font-name-complex="Liberation Sans"/>
    </style:style>
    <style:style style:name="P110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20pt" fo:font-weight="bold" fo:background-color="transparent" style:font-name-asian="Liberation Sans" style:font-size-asian="20pt" style:font-name-complex="Liberation Sans" style:font-size-complex="20pt"/>
    </style:style>
    <style:style style:name="P111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20pt" fo:font-weight="bold" officeooo:paragraph-rsid="00584581" fo:background-color="transparent" style:font-name-asian="Liberation Sans" style:font-size-asian="20pt" style:font-name-complex="Liberation Sans" style:font-size-complex="20pt"/>
    </style:style>
    <style:style style:name="P112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size-asian="14pt" style:font-name-complex="Liberation Sans" style:font-size-complex="14pt"/>
    </style:style>
    <style:style style:name="P113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114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4pt" fo:font-weight="bold" officeooo:paragraph-rsid="00464cf1" fo:background-color="transparent" style:font-name-asian="Liberation Sans" style:font-name-complex="Liberation Sans"/>
    </style:style>
    <style:style style:name="P115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4pt" fo:font-weight="bold" officeooo:paragraph-rsid="005d7267" fo:background-color="transparent" style:font-name-asian="Liberation Sans" style:font-name-complex="Liberation Sans"/>
    </style:style>
    <style:style style:name="P11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officeooo:rsid="002b3f17" officeooo:paragraph-rsid="0039d69c" fo:background-color="transparent" style:font-name-asian="Liberation Sans" style:font-size-asian="12.25pt" style:font-name-complex="Liberation Sans" style:font-size-complex="14pt"/>
    </style:style>
    <style:style style:name="P117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4pt" fo:font-weight="bold" officeooo:paragraph-rsid="005d7267" fo:background-color="transparent" style:font-name-asian="Liberation Sans" style:font-size-asian="11pt" style:font-name-complex="Liberation Sans" style:font-size-complex="11pt"/>
    </style:style>
    <style:style style:name="P118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19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20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21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22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23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2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paragraph-rsid="005d7267" fo:background-color="transparent" style:font-name-asian="Liberation Sans" style:font-size-asian="11pt" style:font-name-complex="Liberation Sans" style:font-size-complex="11pt"/>
    </style:style>
    <style:style style:name="P12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66a44" fo:background-color="transparent" style:font-name-asian="Liberation Sans" style:font-size-asian="11pt" style:font-name-complex="Liberation Sans" style:font-size-complex="11pt"/>
    </style:style>
    <style:style style:name="P12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66a44" officeooo:paragraph-rsid="00557da2" fo:background-color="transparent" style:font-name-asian="Liberation Sans" style:font-size-asian="11pt" style:font-name-complex="Liberation Sans" style:font-size-complex="11pt"/>
    </style:style>
    <style:style style:name="P12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cb2eb" officeooo:paragraph-rsid="005cb2eb" fo:background-color="transparent" style:font-name-asian="Liberation Sans" style:font-size-asian="11pt" style:font-name-complex="Liberation Sans" style:font-size-complex="11pt"/>
    </style:style>
    <style:style style:name="P12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ce89e" officeooo:paragraph-rsid="005ce89e" fo:background-color="transparent" style:font-name-asian="Liberation Sans" style:font-size-asian="11pt" style:font-name-complex="Liberation Sans" style:font-size-complex="11pt"/>
    </style:style>
    <style:style style:name="P12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5d7267" officeooo:paragraph-rsid="005d7267" fo:background-color="transparent" style:font-name-asian="Liberation Sans" style:font-size-asian="11pt" style:font-name-complex="Liberation Sans" style:font-size-complex="11pt"/>
    </style:style>
    <style:style style:name="P130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ans" fo:font-size="11pt" fo:font-weight="normal" officeooo:rsid="004aab46" officeooo:paragraph-rsid="005d7267" fo:background-color="transparent" style:font-name-asian="Liberation Sans" style:font-size-asian="11pt" style:font-name-complex="Liberation Sans" style:font-size-complex="11pt"/>
    </style:style>
    <style:style style:name="P131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ans" fo:font-size="11pt" fo:font-weight="normal" officeooo:rsid="004aab46" officeooo:paragraph-rsid="005d7267" fo:background-color="transparent" style:font-name-asian="Liberation Sans" style:font-size-asian="11pt" style:font-name-complex="Liberation Sans" style:font-size-complex="11pt"/>
    </style:style>
    <style:style style:name="P132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4aab46" officeooo:paragraph-rsid="005d7267" fo:background-color="transparent" style:font-name-asian="Liberation Sans" style:font-size-asian="11pt" style:font-name-complex="Liberation Sans" style:font-size-complex="11pt"/>
    </style:style>
    <style:style style:name="P13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officeooo:rsid="004aab46" officeooo:paragraph-rsid="005d7267" fo:background-color="transparent" style:font-name-asian="Liberation Sans" style:font-size-asian="11pt" style:font-weight-asian="bold" style:font-name-complex="Liberation Sans" style:font-size-complex="11pt" style:font-weight-complex="bold"/>
    </style:style>
    <style:style style:name="P134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1pt" fo:font-weight="normal" officeooo:rsid="00469833" officeooo:paragraph-rsid="00469833" fo:background-color="transparent" style:font-name-asian="Liberation Sans" style:font-size-asian="9.60000038146973pt" style:font-weight-asian="normal" style:font-name-complex="Liberation Sans" style:font-size-complex="11pt" style:font-weight-complex="normal"/>
    </style:style>
    <style:style style:name="P135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1pt" fo:font-weight="bold" officeooo:paragraph-rsid="00464cf1" fo:background-color="transparent" style:font-name-asian="Liberation Sans" style:font-size-asian="9.60000038146973pt" style:font-name-complex="Liberation Sans" style:font-size-complex="11pt"/>
    </style:style>
    <style:style style:name="P13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bold" officeooo:paragraph-rsid="005d7267" fo:background-color="transparent" style:font-name-asian="Liberation Sans" style:font-size-asian="11pt" style:font-name-complex="Liberation Sans" style:font-size-complex="11pt"/>
    </style:style>
    <style:style style:name="P13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bold" officeooo:rsid="004aab46" officeooo:paragraph-rsid="005d7267" fo:background-color="transparent" style:font-name-asian="Liberation Sans" style:font-size-asian="11pt" style:font-weight-asian="bold" style:font-name-complex="Liberation Sans" style:font-size-complex="11pt" style:font-weight-complex="bold"/>
    </style:style>
    <style:style style:name="P138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officeooo:paragraph-rsid="002b3f17" fo:background-color="transparent" style:font-name-asian="Liberation Sans" style:font-name-complex="Liberation Sans"/>
    </style:style>
    <style:style style:name="P139" style:family="paragraph" style:parent-style-name="Standard" style:list-style-name="L2">
      <style:paragraph-properties fo:line-height="100%" fo:text-align="start" style:justify-single-word="false"/>
      <style:text-properties fo:font-size="11pt" style:font-size-asian="11pt" style:font-size-complex="11pt"/>
    </style:style>
    <style:style style:name="P140" style:family="paragraph" style:parent-style-name="Standard" style:list-style-name="L3">
      <style:paragraph-properties fo:line-height="100%" fo:text-align="start" style:justify-single-word="false"/>
      <style:text-properties fo:font-size="11pt" style:font-size-asian="11pt" style:font-size-complex="11pt"/>
    </style:style>
    <style:style style:name="P141" style:family="paragraph" style:parent-style-name="Standard" style:list-style-name="L4">
      <style:paragraph-properties fo:line-height="100%" fo:text-align="start" style:justify-single-word="false"/>
      <style:text-properties fo:font-size="11pt" style:font-size-asian="11pt" style:font-size-complex="11pt"/>
    </style:style>
    <style:style style:name="P142" style:family="paragraph" style:parent-style-name="Standard" style:list-style-name="L5">
      <style:paragraph-properties fo:line-height="100%" fo:text-align="start" style:justify-single-word="false"/>
      <style:text-properties fo:font-size="11pt" style:font-size-asian="11pt" style:font-size-complex="11pt"/>
    </style:style>
    <style:style style:name="P143" style:family="paragraph" style:parent-style-name="Standard" style:list-style-name="L6">
      <style:paragraph-properties fo:line-height="100%" fo:text-align="start" style:justify-single-word="false"/>
      <style:text-properties fo:font-size="11pt" style:font-size-asian="11pt" style:font-size-complex="11pt"/>
    </style:style>
    <style:style style:name="P144" style:family="paragraph" style:parent-style-name="Standard" style:list-style-name="L7">
      <style:paragraph-properties fo:line-height="100%" fo:text-align="start" style:justify-single-word="false"/>
      <style:text-properties fo:font-size="11pt" style:font-size-asian="11pt" style:font-size-complex="11pt"/>
    </style:style>
    <style:style style:name="P145" style:family="paragraph" style:parent-style-name="Standard" style:list-style-name="L11">
      <style:paragraph-properties fo:line-height="100%" fo:text-align="start" style:justify-single-word="false"/>
      <style:text-properties fo:font-size="11pt" style:font-size-asian="11pt" style:font-size-complex="11pt"/>
    </style:style>
    <style:style style:name="P146" style:family="paragraph" style:parent-style-name="Standard" style:list-style-name="L12">
      <style:paragraph-properties fo:line-height="100%" fo:text-align="start" style:justify-single-word="false"/>
      <style:text-properties fo:font-size="11pt" style:font-size-asian="11pt" style:font-size-complex="11pt"/>
    </style:style>
    <style:style style:name="P147" style:family="paragraph" style:parent-style-name="Standard" style:list-style-name="L13">
      <style:paragraph-properties fo:line-height="100%" fo:text-align="start" style:justify-single-word="false"/>
      <style:text-properties fo:font-size="11pt" style:font-size-asian="11pt" style:font-size-complex="11pt"/>
    </style:style>
    <style:style style:name="P148" style:family="paragraph" style:parent-style-name="Standard" style:list-style-name="L14">
      <style:paragraph-properties fo:line-height="100%" fo:text-align="start" style:justify-single-word="false"/>
      <style:text-properties fo:font-size="11pt" style:font-size-asian="11pt" style:font-size-complex="11pt"/>
    </style:style>
    <style:style style:name="P149" style:family="paragraph" style:parent-style-name="Standard" style:list-style-name="L15">
      <style:paragraph-properties fo:line-height="100%" fo:text-align="start" style:justify-single-word="false"/>
      <style:text-properties fo:font-size="11pt" style:font-size-asian="11pt" style:font-size-complex="11pt"/>
    </style:style>
    <style:style style:name="P150" style:family="paragraph" style:parent-style-name="Standard" style:list-style-name="L16">
      <style:paragraph-properties fo:line-height="100%" fo:text-align="start" style:justify-single-word="false"/>
      <style:text-properties fo:font-size="11pt" style:font-size-asian="11pt" style:font-size-complex="11pt"/>
    </style:style>
    <style:style style:name="P151" style:family="paragraph" style:parent-style-name="Standard" style:list-style-name="L17">
      <style:paragraph-properties fo:line-height="100%" fo:text-align="start" style:justify-single-word="false"/>
      <style:text-properties fo:font-size="11pt" style:font-size-asian="11pt" style:font-size-complex="11pt"/>
    </style:style>
    <style:style style:name="P152" style:family="paragraph" style:parent-style-name="Standard" style:list-style-name="L18">
      <style:paragraph-properties fo:line-height="100%" fo:text-align="start" style:justify-single-word="false"/>
      <style:text-properties fo:font-size="11pt" style:font-size-asian="11pt" style:font-size-complex="11pt"/>
    </style:style>
    <style:style style:name="P153" style:family="paragraph" style:parent-style-name="Standard" style:list-style-name="L19">
      <style:paragraph-properties fo:line-height="100%" fo:text-align="start" style:justify-single-word="false"/>
      <style:text-properties fo:font-size="11pt" style:font-size-asian="11pt" style:font-size-complex="11pt"/>
    </style:style>
    <style:style style:name="P154" style:family="paragraph" style:parent-style-name="Standard" style:list-style-name="L8">
      <style:paragraph-properties fo:line-height="100%" fo:text-align="start" style:justify-single-word="false"/>
      <style:text-properties fo:font-size="11pt"/>
    </style:style>
    <style:style style:name="P155" style:family="paragraph" style:parent-style-name="Standard" style:list-style-name="L20">
      <style:paragraph-properties fo:line-height="100%" fo:text-align="start" style:justify-single-word="false"/>
      <style:text-properties fo:font-size="11pt"/>
    </style:style>
    <style:style style:name="P156" style:family="paragraph" style:parent-style-name="Standard" style:list-style-name="">
      <style:paragraph-properties fo:margin-left="0in" fo:margin-right="0in" fo:line-height="100%" fo:text-align="start" style:justify-single-word="false" fo:text-indent="0.5in" style:auto-text-indent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157" style:family="paragraph" style:parent-style-name="Standard" style:list-style-name="L2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ans" fo:font-size="11pt" fo:font-weight="normal" officeooo:rsid="002b20f2" officeooo:paragraph-rsid="002b20f2" fo:background-color="transparent" style:font-name-asian="Liberation Sans" style:font-size-asian="11pt" style:font-name-complex="Liberation Sans" style:font-size-complex="11pt"/>
    </style:style>
    <style:style style:name="P158" style:family="paragraph" style:parent-style-name="Standard" style:list-style-name="L26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59" style:family="paragraph" style:parent-style-name="Standard" style:list-style-name="L27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160" style:family="paragraph" style:parent-style-name="Standard" style:list-style-name="L33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ans" fo:font-size="11pt" fo:font-weight="normal" officeooo:paragraph-rsid="005d7267" fo:background-color="transparent" style:font-name-asian="Liberation Sans" style:font-size-asian="11pt" style:font-name-complex="Liberation Sans" style:font-size-complex="11pt"/>
    </style:style>
    <style:style style:name="P161" style:family="paragraph" style:parent-style-name="Standard" style:list-style-name="L34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ans" fo:font-size="11pt" fo:font-weight="normal" officeooo:paragraph-rsid="005d7267" fo:background-color="transparent" style:font-name-asian="Liberation Sans" style:font-size-asian="11pt" style:font-name-complex="Liberation Sans" style:font-size-complex="11pt"/>
    </style:style>
    <style:style style:name="P162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ans" fo:font-size="14pt" fo:font-weight="bold" officeooo:rsid="00464cf1" officeooo:paragraph-rsid="00464cf1" fo:background-color="transparent" style:font-name-asian="Liberation Sans" style:font-size-asian="11pt" style:font-name-complex="Liberation Sans" style:font-size-complex="11pt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officeooo:rsid="005ce89e" officeooo:paragraph-rsid="005ce89e" style:font-name-asian="Liberation Sans" style:font-size-asian="14pt" style:font-name-complex="Liberation Sans" style:font-size-complex="14pt"/>
    </style:style>
    <style:style style:name="P16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use-window-font-color="true" style:font-name="Liberation Sans" fo:font-weight="normal" fo:background-color="transparent" loext:char-shading-value="0" style:font-name-asian="Liberation Sans" style:font-name-complex="Liberation Sans"/>
    </style:style>
    <style:style style:name="T2" style:family="text">
      <style:text-properties style:use-window-font-color="true" style:font-name="Liberation Sans" fo:font-weight="normal" fo:background-color="transparent" loext:char-shading-value="0" style:font-name-asian="Liberation Sans" style:font-size-asian="11pt" style:font-name-complex="Liberation Sans" style:font-size-complex="11pt"/>
    </style:style>
    <style:style style:name="T3" style:family="text">
      <style:text-properties style:use-window-font-color="true" style:font-name="Liberation Sans" fo:font-weight="bold" fo:background-color="transparent" loext:char-shading-value="0" style:font-name-asian="Liberation Sans" style:font-name-complex="Liberation Sans"/>
    </style:style>
    <style:style style:name="T4" style:family="text">
      <style:text-properties style:use-window-font-color="true" style:font-name="Liberation Sans" fo:font-weight="bold" fo:background-color="transparent" loext:char-shading-value="0" style:font-name-asian="Liberation Sans" style:font-size-asian="11pt" style:font-name-complex="Liberation Sans" style:font-size-complex="11pt"/>
    </style:style>
    <style:style style:name="T5" style:family="text">
      <style:text-properties fo:color="#0b0080" style:font-name="Liberation Sans" fo:font-weight="bold" fo:background-color="#ffffff" loext:char-shading-value="0" style:font-name-asian="Liberation Sans" style:font-name-complex="Liberation Sans"/>
    </style:style>
    <style:style style:name="T6" style:family="text">
      <style:text-properties fo:color="#000000" style:font-name="Liberation Sans" fo:font-weight="normal" fo:background-color="#ffffff" loext:char-shading-value="0" style:font-name-asian="Liberation Sans" style:font-name-complex="Liberation Sans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asian="32pt" style:font-size-complex="32pt"/>
    </style:style>
    <style:style style:name="T8" style:family="text">
      <style:text-properties style:text-underline-style="solid" style:text-underline-width="auto" style:text-underline-color="font-color" officeooo:rsid="001d9f4e" style:text-underline-mode="continuous" style:text-overline-mode="continuous" style:text-line-through-mode="continuous" style:font-size-asian="32pt" style:font-size-complex="32pt"/>
    </style:style>
    <style:style style:name="T9" style:family="text">
      <style:text-properties officeooo:rsid="001d9f4e"/>
    </style:style>
    <style:style style:name="T10" style:family="text">
      <style:text-properties officeooo:rsid="001f04c8"/>
    </style:style>
    <style:style style:name="T11" style:family="text">
      <style:text-properties style:font-name="Liberation Sans1" style:font-name-complex="Arial"/>
    </style:style>
    <style:style style:name="T12" style:family="text">
      <style:text-properties style:font-name="Liberation Sans1" officeooo:rsid="0015040b" style:font-name-complex="Arial"/>
    </style:style>
    <style:style style:name="T13" style:family="text">
      <style:text-properties style:font-name="Liberation Sans1" officeooo:rsid="001faa6d" style:font-name-complex="Arial"/>
    </style:style>
    <style:style style:name="T14" style:family="text">
      <style:text-properties style:font-name="Liberation Sans1" officeooo:rsid="004aab46" style:font-name-complex="Arial"/>
    </style:style>
    <style:style style:name="T15" style:family="text">
      <style:text-properties style:font-name="Liberation Sans1" officeooo:rsid="005cb2eb" style:font-name-complex="Arial"/>
    </style:style>
    <style:style style:name="T16" style:family="text">
      <style:text-properties officeooo:rsid="001faa6d"/>
    </style:style>
    <style:style style:name="T17" style:family="text">
      <style:text-properties officeooo:rsid="00207b5c"/>
    </style:style>
    <style:style style:name="T18" style:family="text">
      <style:text-properties officeooo:rsid="002247e1"/>
    </style:style>
    <style:style style:name="T19" style:family="text">
      <style:text-properties officeooo:rsid="00246c69"/>
    </style:style>
    <style:style style:name="T20" style:family="text">
      <style:text-properties officeooo:rsid="0024c3c1"/>
    </style:style>
    <style:style style:name="T21" style:family="text">
      <style:text-properties officeooo:rsid="002a7be7"/>
    </style:style>
    <style:style style:name="T22" style:family="text">
      <style:text-properties officeooo:rsid="002b20f2"/>
    </style:style>
    <style:style style:name="T23" style:family="text">
      <style:text-properties officeooo:rsid="002b3f17"/>
    </style:style>
    <style:style style:name="T24" style:family="text">
      <style:text-properties officeooo:rsid="002c0c1c"/>
    </style:style>
    <style:style style:name="T25" style:family="text">
      <style:text-properties officeooo:rsid="002cd4bc"/>
    </style:style>
    <style:style style:name="T26" style:family="text">
      <style:text-properties officeooo:rsid="002e3121"/>
    </style:style>
    <style:style style:name="T27" style:family="text">
      <style:text-properties officeooo:rsid="002f30b3"/>
    </style:style>
    <style:style style:name="T28" style:family="text">
      <style:text-properties officeooo:rsid="00315da1"/>
    </style:style>
    <style:style style:name="T29" style:family="text">
      <style:text-properties officeooo:rsid="0032a412"/>
    </style:style>
    <style:style style:name="T30" style:family="text">
      <style:text-properties officeooo:rsid="0038c4df"/>
    </style:style>
    <style:style style:name="T31" style:family="text">
      <style:text-properties officeooo:rsid="0039d69c"/>
    </style:style>
    <style:style style:name="T32" style:family="text">
      <style:text-properties officeooo:rsid="003b39b2"/>
    </style:style>
    <style:style style:name="T33" style:family="text">
      <style:text-properties style:font-size-asian="11pt" style:font-size-complex="11pt"/>
    </style:style>
    <style:style style:name="T34" style:family="text">
      <style:text-properties officeooo:rsid="004aab46" style:font-size-asian="11pt" style:font-size-complex="11pt"/>
    </style:style>
    <style:style style:name="T35" style:family="text">
      <style:text-properties officeooo:rsid="004593ac"/>
    </style:style>
    <style:style style:name="T36" style:family="text">
      <style:text-properties officeooo:rsid="00464cf1"/>
    </style:style>
    <style:style style:name="T37" style:family="text">
      <style:text-properties officeooo:rsid="0048bc96"/>
    </style:style>
    <style:style style:name="T38" style:family="text">
      <style:text-properties officeooo:rsid="004aab46"/>
    </style:style>
    <style:style style:name="T39" style:family="text">
      <style:text-properties officeooo:rsid="0051cab5"/>
    </style:style>
    <style:style style:name="T40" style:family="text">
      <style:text-properties officeooo:rsid="00548ceb"/>
    </style:style>
    <style:style style:name="T41" style:family="text">
      <style:text-properties officeooo:rsid="00557da2"/>
    </style:style>
    <style:style style:name="T42" style:family="text">
      <style:text-properties officeooo:rsid="00566a44"/>
    </style:style>
    <style:style style:name="T43" style:family="text">
      <style:text-properties officeooo:rsid="00584581"/>
    </style:style>
    <style:style style:name="T44" style:family="text">
      <style:text-properties officeooo:rsid="005cb2eb"/>
    </style:style>
    <style:style style:name="T45" style:family="text">
      <style:text-properties officeooo:rsid="005ce89e"/>
    </style:style>
    <style:style style:name="T46" style:family="text">
      <style:text-properties officeooo:rsid="005d7267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width="1.9713in" draw:visible-area-height="1.9713in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 draw:visible-area-width="1.9713in" draw:visible-area-height="1.9713i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30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33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1.8882in" svg:y="1.1138in" svg:width="4.2575in" style:rel-width="scale" svg:height="2.0543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draw:frame draw:style-name="fr2" draw:name="2" text:anchor-type="page" text:anchor-page-number="1" svg:x="0.9291in" svg:y="6.3465in" svg:width="2.9681in" style:rel-width="scale" svg:height="1.761in" style:rel-height="scale" draw:z-index="1">
        <draw:object-ole xlink:href="./OleObj2" xlink:type="simple" xlink:show="embed" xlink:actuate="onLoad"/>
        <draw:image xlink:href="./ObjectReplacements/OleObj2" xlink:type="simple" xlink:show="embed" xlink:actuate="onLoad"/>
      </draw:frame>
      <text:p text:style-name="P79"/>
      <text:p text:style-name="P79"/>
      <text:p text:style-name="P16"/>
      <text:p text:style-name="P17">Dipartimento di Scienze Ambientali, Informatica e Statistica</text:p>
      <text:p text:style-name="P17"/>
      <text:p text:style-name="P17">Corso di Ingegneria del Software A.A. 2017-2018</text:p>
      <text:p text:style-name="P17"/>
      <text:p text:style-name="P17">Docente: Professore Agostino Cortesi</text:p>
      <text:p text:style-name="P4"/>
      <text:p text:style-name="P8"><text:span text:style-name="T9">Componenti </text:span>Team Dragon:</text:p>
      <text:p text:style-name="P7"/>
      <text:list xml:id="list8238108197396331524" text:style-name="L1">
        <text:list-item>
          <text:p text:style-name="P108">Matteo Berton: 860594</text:p>
        </text:list-item>
        <text:list-item>
          <text:p text:style-name="P108">Giacome De Liberali: 857174</text:p>
        </text:list-item>
        <text:list-item>
          <text:p text:style-name="P108">Luca Fortin: 858986</text:p>
        </text:list-item>
        <text:list-item>
          <text:p text:style-name="P108">Luca Mion: 860135</text:p>
        </text:list-item>
      </text:list>
      <text:p text:style-name="P7"/>
      <text:p text:style-name="P7"/>
      <text:p text:style-name="P6"/>
      <text:p text:style-name="P5">APPLICAZIONE ANDROID</text:p>
      <text:p text:style-name="P4"/>
      <text:p text:style-name="P4"/>
      <text:p text:style-name="P12"/>
      <text:p text:style-name="P12"/>
      <text:p text:style-name="P13"><text:span text:style-name="T7">ANALISI DEI REQUISITI </text:span><text:span text:style-name="T8">2.0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165">1 INTRODUZIONE<text:tab/>3</text:p>
          <text:p text:style-name="P164">1.1 Scopo del Documento<text:tab/>3</text:p>
          <text:p text:style-name="P164">1.2 Struttura del Documento<text:tab/>3</text:p>
          <text:p text:style-name="P164">1.3 Funzionalità di Progetto<text:tab/>3</text:p>
          <text:p text:style-name="P165">2. Glossario<text:tab/>4</text:p>
          <text:p text:style-name="P165">3. Modelli di sistema<text:tab/>5</text:p>
          <text:p text:style-name="P164">3.1 Modo d’uso: Avvio applicazione<text:tab/>5</text:p>
          <text:p text:style-name="P164">3.2 Modo d’uso: Navigazione della mappa<text:tab/>5</text:p>
          <text:p text:style-name="P164">3.3 Modo d’uso: Menù<text:tab/>6</text:p>
          <text:p text:style-name="P164">3.4 Modo d’uso: Visualizzazione dati<text:tab/>6</text:p>
          <text:p text:style-name="P164">3.4.1 Visualizzazione dei dati tramite Mappa<text:tab/>6</text:p>
          <text:p text:style-name="P164">3.4.2 Visualizzazione dei dati tramite Grafico<text:tab/>6</text:p>
          <text:p text:style-name="P164">3.5 Modo d’uso: reset posizione<text:tab/>7</text:p>
          <text:p text:style-name="P165">4. Definizione requisiti funzionali<text:tab/>9</text:p>
          <text:p text:style-name="P164">4.1 Tabella di dipendenza dei requisiti<text:tab/>11</text:p>
          <text:p text:style-name="P164">Senso di lettura : per ogni riga è indicato se il requisito a inizio riga influisce sul requisito a inizio colonna.<text:tab/>11</text:p>
          <text:p text:style-name="P165">5. Definizione requisiti non funzionali<text:tab/>12</text:p>
          <text:p text:style-name="P164">5.1 Requisiti di prodotto<text:tab/>12</text:p>
          <text:p text:style-name="P164">5.2 Requisiti di processo<text:tab/>12</text:p>
          <text:p text:style-name="P164">5.3 Requisiti esterni<text:tab/>12</text:p>
          <text:p text:style-name="P164">5.4 Tabella tracciabilità requisiti<text:tab/>13</text:p>
          <text:p text:style-name="P165">6. Evoluzione del sistema<text:tab/>13</text:p>
          <text:p text:style-name="P165">7. Specifica dei requisiti<text:tab/>14</text:p>
          <text:p text:style-name="P165">8. Appendice<text:tab/>16</text:p>
          <text:p text:style-name="P164">8.1 Requisiti del database<text:tab/>16</text:p>
          <text:p text:style-name="P164">8.2 Requisiti del dispositivo<text:tab/>16</text:p>
        </text:index-body>
      </text:table-of-content>
      <text:p text:style-name="P1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09" text:outline-level="1"><text:soft-page-break/>1 INTRODUZIONE</text:h>
      <text:p text:style-name="P21"/>
      <text:h text:style-name="P112" text:outline-level="2">1.1 Scopo del Documento</text:h>
      <text:p text:style-name="P19"/>
      <text:p text:style-name="P80"><text:span text:style-name="T1">Lo scopo di questo documento è quello di fornire informazioni dettagliate riguardo il funzionamento dell’ applicazione </text:span><text:span text:style-name="T3">“Security Street”</text:span><text:span text:style-name="T1">.</text:span></text:p>
      <text:p text:style-name="P19"/>
      <text:h text:style-name="P112" text:outline-level="2">1.2 Struttura del Documento</text:h>
      <text:p text:style-name="P21"/>
      <text:p text:style-name="P34">Il documento è diviso nelle seguenti sezioni:</text:p>
      <text:p text:style-name="P34"/>
      <text:list xml:id="list8674132315735188525" text:style-name="L2">
        <text:list-item>
          <text:p text:style-name="P139"><text:span text:style-name="T3">Glossario:</text:span><text:span text:style-name="T1">raccolta e relativa spiegazione di tutti i termini utilizzati nel documento;</text:span></text:p>
        </text:list-item>
      </text:list>
      <text:p text:style-name="P83"/>
      <text:list xml:id="list8477112490027786235" text:style-name="L3">
        <text:list-item>
          <text:p text:style-name="P140"><text:span text:style-name="T3">Specifica dei requisiti: </text:span><text:span text:style-name="T1">specifica dettagliata dei requisiti funzionali;</text:span></text:p>
        </text:list-item>
      </text:list>
      <text:p text:style-name="P11"/>
      <text:list xml:id="list5717218000625782832" text:style-name="L4">
        <text:list-item>
          <text:p text:style-name="P141"><text:span text:style-name="T3">Definizione di requisiti funzionali: </text:span><text:span text:style-name="T1">riguarda la descrizione dei servizi offerti <text:s/>all’utente finale;</text:span></text:p>
        </text:list-item>
      </text:list>
      <text:p text:style-name="P11"/>
      <text:list xml:id="list975192628624254879" text:style-name="L5">
        <text:list-item>
          <text:p text:style-name="P142"><text:span text:style-name="T3">Definizione di requisiti non funzionali: </text:span><text:span text:style-name="T1">i vincoli che il sistema deve rispettare;</text:span></text:p>
        </text:list-item>
      </text:list>
      <text:p text:style-name="P11"/>
      <text:list xml:id="list7944347073718322760" text:style-name="L6">
        <text:list-item>
          <text:p text:style-name="P143"><text:span text:style-name="T3">Modelli di sistema: </text:span><text:span text:style-name="T1">evidenzia le varie componenti del sistema attraverso l’utilizzo del linguaggio UML;</text:span></text:p>
        </text:list-item>
      </text:list>
      <text:p text:style-name="P11"/>
      <text:list xml:id="list4355439870182558099" text:style-name="L7">
        <text:list-item>
          <text:p text:style-name="P144"><text:span text:style-name="T3">Evoluzione del sistema: </text:span><text:span text:style-name="T1">assunzioni su cui si basa il sistema e indicazione di eventuali cambiamenti;</text:span></text:p>
        </text:list-item>
      </text:list>
      <text:p text:style-name="P83"/>
      <text:list xml:id="list6967159366541255414" text:style-name="L8">
        <text:list-item>
          <text:p text:style-name="P154"><text:span text:style-name="T4">Indice:</text:span><text:span text:style-name="T2"> indica la descrizione della piattaforma hardware e del database.</text:span></text:p>
        </text:list-item>
      </text:list>
      <text:p text:style-name="P21"/>
      <text:h text:style-name="P112" text:outline-level="2">1.3 Funzionalità di Progetto</text:h>
      <text:p text:style-name="P21"/>
      <text:p text:style-name="P34">L’applicazione Security Street è rivolta principalmente a tutti coloro che sono interessati alle informazioni riguardo al numero di incidenti avvenuti <text:span text:style-name="T10">in tutte le provincie d’Italia e alla presenza degli autovelox in tutta Italia.</text:span></text:p>
      <text:p text:style-name="P35"><text:span text:style-name="T11">La nostra applicazione ha la funzione di rappresentare e fornire </text:span><text:span text:style-name="T13">i </text:span><text:span text:style-name="T12">dati</text:span><text:span text:style-name="T11"> </text:span><text:span text:style-name="T12">relativi agli incidenti e il posizionamento degli autovelox in tutta Italia </text:span><text:span text:style-name="T11">come mezzo di prevenzione, </text:span><text:span text:style-name="T14">e inoltre da la possibilità di </text:span><text:span text:style-name="T15">inserire</text:span><text:span text:style-name="T14"> la presenza di nuovi autovelox non presenti nella mappa e di ricevere notifiche una volta che viene segnalato un nuovo autovelox.</text:span></text:p>
      <text:p text:style-name="P34"/>
      <text:p text:style-name="P34">Security Street avrà a disposizione diverse funzionalità:</text:p>
      <text:p text:style-name="P34"/>
      <text:list xml:id="list8569794340964347954" text:style-name="L9">
        <text:list-item>
          <text:p text:style-name="P118">Una mappa che mostra la posizione degli autovelox <text:span text:style-name="T16">(con relative coordinate)</text:span> e <text:span text:style-name="T16">i dati relativi agli</text:span> incidenti stradali;</text:p>
        </text:list-item>
      </text:list>
      <text:p text:style-name="P84"/>
      <text:list xml:id="list7755869779440124453" text:style-name="L10">
        <text:list-item>
          <text:p text:style-name="P119">Rappresentazione <text:span text:style-name="T16">grafica</text:span> dei dati.</text:p>
        </text:list-item>
      </text:list>
      <text:p text:style-name="P34"/>
      <text:p text:style-name="P18"/>
      <text:h text:style-name="P110" text:outline-level="1"><text:soft-page-break/>2. Glossario</text:h>
      <text:p text:style-name="P21"/>
      <text:list xml:id="list7138338144982221177" text:style-name="L11">
        <text:list-item>
          <text:p text:style-name="P145"><text:span text:style-name="T3">Android:</text:span><text:span text:style-name="T5"> </text:span><text:span text:style-name="T6">è un sistema operativo sviluppato da Google Inc. e basato su kernel Linux;</text:span></text:p>
        </text:list-item>
      </text:list>
      <text:p text:style-name="P84"/>
      <text:list xml:id="list8538834983686349197" text:style-name="L12">
        <text:list-item>
          <text:p text:style-name="P146"><text:span text:style-name="T3">App: </text:span><text:span text:style-name="T1">è un’applicazione software dedicata ai dispositivi mobile quali smartphone e tablet;</text:span></text:p>
        </text:list-item>
      </text:list>
      <text:p text:style-name="P85"/>
      <text:list xml:id="list2279910858684403212" text:style-name="L13">
        <text:list-item>
          <text:p text:style-name="P147"><text:span text:style-name="T3">Java: </text:span><text:span text:style-name="T1">è un linguaggio di alto livello, orientato ad oggetti, specificamente progettato per essere il più possibile indipendente dalla piattaforma di esecuzione;</text:span></text:p>
        </text:list-item>
      </text:list>
      <text:p text:style-name="P85"/>
      <text:list xml:id="list46372970142003197" text:style-name="L14">
        <text:list-item>
          <text:p text:style-name="P148"><text:span text:style-name="T3">UML:</text:span><text:span text:style-name="T1"> è un linguaggio di modellazione che serve a specificare, costruire, visualizzare e documentare gli artefatti di un sistema</text:span><text:span text:style-name="T3">;</text:span></text:p>
        </text:list-item>
      </text:list>
      <text:p text:style-name="P85"/>
      <text:list xml:id="list5025148423977936936" text:style-name="L15">
        <text:list-item>
          <text:p text:style-name="P149"><text:span text:style-name="T3">API: </text:span><text:span text:style-name="T1">indica ogni insieme di procedure disponibili al programmatore, di solito raggruppate, a formare un set di strumenti specifici per l’espletamento di un determinato compito all’interno di un certo programma;</text:span></text:p>
        </text:list-item>
      </text:list>
      <text:p text:style-name="P85"/>
      <text:list xml:id="list2075359784148486643" text:style-name="L16">
        <text:list-item>
          <text:p text:style-name="P150"><text:span text:style-name="T3">Open data: </text:span><text:span text:style-name="T1">sono dati liberamente accessibili a qualsiasi soggetto;</text:span></text:p>
        </text:list-item>
      </text:list>
      <text:p text:style-name="P85"/>
      <text:list xml:id="list558651820401641930" text:style-name="L17">
        <text:list-item>
          <text:p text:style-name="P151"><text:span text:style-name="T3">Ender user:</text:span><text:span text:style-name="T1"> indica l’utente finale che utilizza l’applicazione;</text:span></text:p>
        </text:list-item>
      </text:list>
      <text:p text:style-name="P85"/>
      <text:list xml:id="list7013987859712840740" text:style-name="L18">
        <text:list-item>
          <text:p text:style-name="P152"><text:span text:style-name="T3">Smartphone: </text:span><text:span text:style-name="T1">telefono cellulare con capacità di calcolo, di memoria e di connessione dati molto più avanzate rispetto ai normali telefoni cellulari, basato su un sistema operativo per dispositivi mobili</text:span><text:span text:style-name="T3">;</text:span></text:p>
        </text:list-item>
      </text:list>
      <text:p text:style-name="P85"/>
      <text:list xml:id="list4212366808643930104" text:style-name="L19">
        <text:list-item>
          <text:p text:style-name="P153"><text:span text:style-name="T3">Attori: </text:span><text:span text:style-name="T1">rappresenta un ruolo che caratterizza le interazioni tra utente e sistema. L’utente non è necessariamente umano, in UML è rappresentato mediante un omino;</text:span></text:p>
        </text:list-item>
      </text:list>
      <text:p text:style-name="P85"/>
      <text:list xml:id="list2730580778420227655" text:style-name="L20">
        <text:list-item>
          <text:p text:style-name="P155"><text:span text:style-name="T4">Database:</text:span><text:span text:style-name="T2"> indica un insieme di dati memorizzati in un elaboratore elettronico.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10" text:outline-level="1"><text:soft-page-break/>3. Modelli di sistema</text:h>
      <text:p text:style-name="P20"/>
      <text:p text:style-name="P34">In questo punto vengono definiti i casi d’uso, ovvero i possibili modi di utilizzo dell’applicazione da parte di un utente.</text:p>
      <text:p text:style-name="P34">Tutto questo verrà realizzato attraverso l’utilizzo degli schemi UML, che permetterà di capire quali sono le funzioni principali che dovranno essere implementate successivamente nel sistema.</text:p>
      <text:p text:style-name="P51">Gli schemi vengono descritti all’interno del seguente template.</text:p>
      <text:p text:style-name="P34"/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Nome</text:p>
          </table:table-cell>
          <table:table-cell table:style-name="Table1.B1" office:value-type="string">
            <text:p text:style-name="P51">Nome del task</text:p>
          </table:table-cell>
        </table:table-row>
        <table:table-row>
          <table:table-cell table:style-name="Table1.A2" office:value-type="string">
            <text:p text:style-name="P37">Scopo</text:p>
          </table:table-cell>
          <table:table-cell table:style-name="Table1.B2" office:value-type="string">
            <text:p text:style-name="P51">Scopo del <text:span text:style-name="T22">task eseguita dal sistema</text:span> </text:p>
          </table:table-cell>
        </table:table-row>
        <table:table-row>
          <table:table-cell table:style-name="Table1.A2" office:value-type="string">
            <text:p text:style-name="P37">Attori</text:p>
          </table:table-cell>
          <table:table-cell table:style-name="Table1.B2" office:value-type="string">
            <text:p text:style-name="P51">Soggetto che effettua <text:span text:style-name="T44">il</text:span> task</text:p>
          </table:table-cell>
        </table:table-row>
        <table:table-row>
          <table:table-cell table:style-name="Table1.A2" office:value-type="string">
            <text:p text:style-name="P37">Precondizioni</text:p>
          </table:table-cell>
          <table:table-cell table:style-name="Table1.B2" office:value-type="string">
            <text:p text:style-name="P52">Azioni eseguite precedentemente</text:p>
          </table:table-cell>
        </table:table-row>
        <table:table-row>
          <table:table-cell table:style-name="Table1.A2" office:value-type="string">
            <text:p text:style-name="P37">Trigger</text:p>
          </table:table-cell>
          <table:table-cell table:style-name="Table1.B2" office:value-type="string">
            <text:p text:style-name="P52">Azioni svolte dall’utente </text:p>
          </table:table-cell>
        </table:table-row>
        <table:table-row>
          <table:table-cell table:style-name="Table1.A2" office:value-type="string">
            <text:p text:style-name="P37">Descrizioni</text:p>
          </table:table-cell>
          <table:table-cell table:style-name="Table1.B2" office:value-type="string">
            <text:p text:style-name="P52">Descrizioni della completa sequenza di azioni che il sistema realizza</text:p>
          </table:table-cell>
        </table:table-row>
        <table:table-row>
          <table:table-cell table:style-name="Table1.A2" office:value-type="string">
            <text:p text:style-name="P37">Alternative</text:p>
          </table:table-cell>
          <table:table-cell table:style-name="Table1.B2" office:value-type="string">
            <text:p text:style-name="P52">Eventuali altre possibili azioni con il medesimo risultato</text:p>
          </table:table-cell>
        </table:table-row>
        <table:table-row>
          <table:table-cell table:style-name="Table1.A2" office:value-type="string">
            <text:p text:style-name="P37">Postcond<text:span text:style-name="T32">i</text:span>zioni</text:p>
          </table:table-cell>
          <table:table-cell table:style-name="Table1.B2" office:value-type="string">
            <text:p text:style-name="P52">Azioni eseguite posticipatamente</text:p>
          </table:table-cell>
        </table:table-row>
      </table:table>
      <text:p text:style-name="P51"/>
      <text:p text:style-name="P37"/>
      <text:p text:style-name="P37">Di seguito i vari casi d’uso.</text:p>
      <text:p text:style-name="P37"/>
      <text:p text:style-name="P37"/>
      <text:h text:style-name="P113" text:outline-level="2">3.1 Modo d’uso: <text:span text:style-name="T22">A</text:span>vvio applicazione</text:h>
      <text:p text:style-name="P7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4">Nome</text:p>
          </table:table-cell>
          <table:table-cell table:style-name="Tabella1.B1" office:value-type="string">
            <text:p text:style-name="P34">Avvio applicazione</text:p>
          </table:table-cell>
        </table:table-row>
        <table:table-row>
          <table:table-cell table:style-name="Tabella1.A2" office:value-type="string">
            <text:p text:style-name="P34">Scopo</text:p>
          </table:table-cell>
          <table:table-cell table:style-name="Tabella1.B2" office:value-type="string">
            <text:p text:style-name="P34">Avviare l’ applicazione</text:p>
          </table:table-cell>
        </table:table-row>
        <table:table-row>
          <table:table-cell table:style-name="Tabella1.A2" office:value-type="string">
            <text:p text:style-name="P34">Attori</text:p>
          </table:table-cell>
          <table:table-cell table:style-name="Tabella1.B2" office:value-type="string">
            <text:p text:style-name="P34">Utenti</text:p>
          </table:table-cell>
        </table:table-row>
        <table:table-row>
          <table:table-cell table:style-name="Tabella1.A2" office:value-type="string">
            <text:p text:style-name="P34">Precondizioni</text:p>
          </table:table-cell>
          <table:table-cell table:style-name="Tabella1.B2" office:value-type="string">
            <text:p text:style-name="P34">L’uten<text:span text:style-name="T17">t</text:span>e deve installare l’app sullo smartphone</text:p>
          </table:table-cell>
        </table:table-row>
        <table:table-row>
          <table:table-cell table:style-name="Tabella1.A2" office:value-type="string">
            <text:p text:style-name="P34">Trigger</text:p>
          </table:table-cell>
          <table:table-cell table:style-name="Tabella1.B2" office:value-type="string">
            <text:p text:style-name="P34">Tap sull’ applicazione</text:p>
          </table:table-cell>
        </table:table-row>
        <table:table-row>
          <table:table-cell table:style-name="Tabella1.A2" office:value-type="string">
            <text:p text:style-name="P34">Descrizioni</text:p>
          </table:table-cell>
          <table:table-cell table:style-name="Tabella1.B2" office:value-type="string">
            <text:p text:style-name="P34">L’utente con un <text:span text:style-name="T17">tap </text:span>sull’icona avvia l’app</text:p>
          </table:table-cell>
        </table:table-row>
        <table:table-row>
          <table:table-cell table:style-name="Tabella1.A2" office:value-type="string">
            <text:p text:style-name="P34">Alternative</text:p>
          </table:table-cell>
          <table:table-cell table:style-name="Tabella1.B2" office:value-type="string">
            <text:p text:style-name="P34">Nessuna</text:p>
          </table:table-cell>
        </table:table-row>
        <table:table-row>
          <table:table-cell table:style-name="Tabella1.A2" office:value-type="string">
            <text:p text:style-name="P34">Postcond<text:span text:style-name="T32">i</text:span>zioni</text:p>
          </table:table-cell>
          <table:table-cell table:style-name="Tabella1.B2" office:value-type="string">
            <text:p text:style-name="P48">Appare la schermata di benvenuto</text:p>
          </table:table-cell>
        </table:table-row>
      </table:table>
      <text:p text:style-name="P15"/>
      <text:p text:style-name="P15"/>
      <text:p text:style-name="P14"/>
      <text:h text:style-name="P113" text:outline-level="2">3.<text:span text:style-name="T22">2</text:span> Modo d’uso: <text:span text:style-name="T22">N</text:span>avigazione della mappa</text:h>
      <text:p text:style-name="P2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4">Nome</text:p>
          </table:table-cell>
          <table:table-cell table:style-name="Tabella3.B1" office:value-type="string">
            <text:p text:style-name="P34">Navigazione della mappa</text:p>
          </table:table-cell>
        </table:table-row>
        <table:table-row>
          <table:table-cell table:style-name="Tabella3.A2" office:value-type="string">
            <text:p text:style-name="P34">Scopo</text:p>
          </table:table-cell>
          <table:table-cell table:style-name="Tabella3.B2" office:value-type="string">
            <text:p text:style-name="P34"><text:span text:style-name="T17">L’applicazione c</text:span>onsente all’utente di muoversi all’interno della mappa</text:p>
          </table:table-cell>
        </table:table-row>
        <table:table-row>
          <table:table-cell table:style-name="Tabella3.A2" office:value-type="string">
            <text:p text:style-name="P34">Attori</text:p>
          </table:table-cell>
          <table:table-cell table:style-name="Tabella3.B2" office:value-type="string">
            <text:p text:style-name="P34">Utenti</text:p>
          </table:table-cell>
        </table:table-row>
        <table:table-row>
          <table:table-cell table:style-name="Tabella3.A2" office:value-type="string">
            <text:p text:style-name="P34">Precondizioni</text:p>
          </table:table-cell>
          <table:table-cell table:style-name="Tabella3.B2" office:value-type="string">
            <text:p text:style-name="P48">Avvio applicazione</text:p>
          </table:table-cell>
        </table:table-row>
        <table:table-row>
          <table:table-cell table:style-name="Tabella3.A2" office:value-type="string">
            <text:p text:style-name="P34">Trigger</text:p>
          </table:table-cell>
          <table:table-cell table:style-name="Tabella3.B2" office:value-type="string">
            <text:p text:style-name="P34">Scroll sullla mappa</text:p>
          </table:table-cell>
        </table:table-row>
        <table:table-row>
          <table:table-cell table:style-name="Tabella3.A2" office:value-type="string">
            <text:p text:style-name="P34">Descrizioni</text:p>
          </table:table-cell>
          <table:table-cell table:style-name="Tabella3.B2" office:value-type="string">
            <text:p text:style-name="P34">Interazione da parte dell’utente</text:p>
          </table:table-cell>
        </table:table-row>
        <table:table-row>
          <table:table-cell table:style-name="Tabella3.A2" office:value-type="string">
            <text:p text:style-name="P34">Alternative</text:p>
          </table:table-cell>
          <table:table-cell table:style-name="Tabella3.B2" office:value-type="string">
            <text:p text:style-name="P34">Nessuna</text:p>
          </table:table-cell>
        </table:table-row>
        <table:table-row table:style-name="Tabella3.8">
          <table:table-cell table:style-name="Tabella3.A2" office:value-type="string">
            <text:p text:style-name="P34">Postcondizioni</text:p>
          </table:table-cell>
          <table:table-cell table:style-name="Tabella3.B2" office:value-type="string">
            <text:p text:style-name="P34">Nessuna</text:p>
          </table:table-cell>
        </table:table-row>
      </table:table>
      <text:p text:style-name="P20"/>
      <text:p text:style-name="P20"/>
      <text:p text:style-name="P20"/>
      <text:h text:style-name="P113" text:outline-level="2"><text:soft-page-break/>3.<text:span text:style-name="T22">3</text:span> Modo d’uso: <text:span text:style-name="T22">M</text:span>enù</text:h>
      <text:p text:style-name="P20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4">Nome</text:p>
          </table:table-cell>
          <table:table-cell table:style-name="Tabella4.B1" office:value-type="string">
            <text:p text:style-name="P34">Menù</text:p>
          </table:table-cell>
        </table:table-row>
        <table:table-row>
          <table:table-cell table:style-name="Tabella4.A2" office:value-type="string">
            <text:p text:style-name="P34">Scopo</text:p>
          </table:table-cell>
          <table:table-cell table:style-name="Tabella4.B2" office:value-type="string">
            <text:p text:style-name="P34"><text:span text:style-name="T17">L’applicazione consente di</text:span> utilizza<text:span text:style-name="T17">re</text:span> tutte le funzionalità <text:span text:style-name="T17">aggiuntive </text:span>dell’applicazione</text:p>
          </table:table-cell>
        </table:table-row>
        <table:table-row>
          <table:table-cell table:style-name="Tabella4.A2" office:value-type="string">
            <text:p text:style-name="P34">Attori</text:p>
          </table:table-cell>
          <table:table-cell table:style-name="Tabella4.B2" office:value-type="string">
            <text:p text:style-name="P34">Utenti</text:p>
          </table:table-cell>
        </table:table-row>
        <table:table-row>
          <table:table-cell table:style-name="Tabella4.A2" office:value-type="string">
            <text:p text:style-name="P34">Precondizioni</text:p>
          </table:table-cell>
          <table:table-cell table:style-name="Tabella4.B2" office:value-type="string">
            <text:p text:style-name="P34">Aprire l’applicazione</text:p>
          </table:table-cell>
        </table:table-row>
        <table:table-row>
          <table:table-cell table:style-name="Tabella4.A2" office:value-type="string">
            <text:p text:style-name="P34">Trigger</text:p>
          </table:table-cell>
          <table:table-cell table:style-name="Tabella4.B2" office:value-type="string">
            <text:p text:style-name="P34">Tap sulla voce menù</text:p>
          </table:table-cell>
        </table:table-row>
        <table:table-row>
          <table:table-cell table:style-name="Tabella4.A2" office:value-type="string">
            <text:p text:style-name="P34">Descrizioni</text:p>
          </table:table-cell>
          <table:table-cell table:style-name="Tabella4.B2" office:value-type="string">
            <text:p text:style-name="P34">Apertura del menù</text:p>
          </table:table-cell>
        </table:table-row>
        <table:table-row>
          <table:table-cell table:style-name="Tabella4.A2" office:value-type="string">
            <text:p text:style-name="P34">Alternative</text:p>
          </table:table-cell>
          <table:table-cell table:style-name="Tabella4.B2" office:value-type="string">
            <text:p text:style-name="P34">Nessuna</text:p>
          </table:table-cell>
        </table:table-row>
        <table:table-row table:style-name="Tabella4.8">
          <table:table-cell table:style-name="Tabella4.A2" office:value-type="string">
            <text:p text:style-name="P34">Postcondizioni</text:p>
          </table:table-cell>
          <table:table-cell table:style-name="Tabella4.B2" office:value-type="string">
            <text:p text:style-name="P34"><text:span text:style-name="T25">Permette la v</text:span>isualizzazione delle sotto<text:span text:style-name="T17">voci</text:span> presenti all’interno della voce menù</text:p>
          </table:table-cell>
        </table:table-row>
      </table:table>
      <text:p text:style-name="P20"/>
      <text:h text:style-name="P113" text:outline-level="2">3.4 <text:span text:style-name="T22">Modo d’uso: </text:span>Visualizzazione dati</text:h>
      <text:p text:style-name="P18"/>
      <text:h text:style-name="P156" text:outline-level="2">3.4.1 Visualizzazione dei dati tramite Mappa</text:h>
      <text:p text:style-name="P18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4">Nome</text:p>
          </table:table-cell>
          <table:table-cell table:style-name="Tabella5.B1" office:value-type="string">
            <text:p text:style-name="P34">Visualizzazione mappa</text:p>
          </table:table-cell>
        </table:table-row>
        <table:table-row>
          <table:table-cell table:style-name="Tabella5.A2" office:value-type="string">
            <text:p text:style-name="P34">Scopo</text:p>
          </table:table-cell>
          <table:table-cell table:style-name="Tabella5.B2" office:value-type="string">
            <text:p text:style-name="P34"><text:span text:style-name="T18">Il sistema permette di visualizzare</text:span> i dati tramite <text:span text:style-name="T18">lo spostamento</text:span> <text:span text:style-name="T18">su</text:span>lla mappa</text:p>
          </table:table-cell>
        </table:table-row>
        <table:table-row>
          <table:table-cell table:style-name="Tabella5.A2" office:value-type="string">
            <text:p text:style-name="P34">Attori</text:p>
          </table:table-cell>
          <table:table-cell table:style-name="Tabella5.B2" office:value-type="string">
            <text:p text:style-name="P34">Utenti</text:p>
          </table:table-cell>
        </table:table-row>
        <table:table-row>
          <table:table-cell table:style-name="Tabella5.A2" office:value-type="string">
            <text:p text:style-name="P34">Precondizioni</text:p>
          </table:table-cell>
          <table:table-cell table:style-name="Tabella5.B2" office:value-type="string">
            <text:p text:style-name="P34">Avvio applicazione</text:p>
          </table:table-cell>
        </table:table-row>
        <table:table-row>
          <table:table-cell table:style-name="Tabella5.A2" office:value-type="string">
            <text:p text:style-name="P34">Trigger</text:p>
          </table:table-cell>
          <table:table-cell table:style-name="Tabella5.B2" office:value-type="string">
            <text:p text:style-name="P34"><text:span text:style-name="T18">Scroll </text:span>/ Zoom sulla mappa </text:p>
          </table:table-cell>
        </table:table-row>
        <table:table-row>
          <table:table-cell table:style-name="Tabella5.A2" office:value-type="string">
            <text:p text:style-name="P34">Descrizioni</text:p>
          </table:table-cell>
          <table:table-cell table:style-name="Tabella5.B2" office:value-type="string">
            <text:p text:style-name="P36"><text:span text:style-name="T19">Il sistema da</text:span> la possibilità di scegliere <text:span text:style-name="T19">tra </text:span>le tipologie di dati <text:span text:style-name="T18">(autovelox / incidenti)</text:span> da consultare in relazione all<text:span text:style-name="T19">e </text:span>necessità <text:span text:style-name="T19">dell’utente</text:span>.</text:p>
            <text:p text:style-name="P36"><text:span text:style-name="T19">Permette inoltre di consultare</text:span> la mappa ingrandita della zona scelta dall’utente <text:span text:style-name="T19">attraverso lo zoom</text:span></text:p>
          </table:table-cell>
        </table:table-row>
        <table:table-row>
          <table:table-cell table:style-name="Tabella5.A2" office:value-type="string">
            <text:p text:style-name="P34">Alternative</text:p>
          </table:table-cell>
          <table:table-cell table:style-name="Tabella5.B2" office:value-type="string">
            <text:p text:style-name="P34">Nessuna</text:p>
          </table:table-cell>
        </table:table-row>
        <table:table-row table:style-name="Tabella5.8">
          <table:table-cell table:style-name="Tabella5.A2" office:value-type="string">
            <text:p text:style-name="P34">Postcondizioni</text:p>
          </table:table-cell>
          <table:table-cell table:style-name="Tabella5.B2" office:value-type="string">
            <text:p text:style-name="P34"><text:span text:style-name="T25">Permette la c</text:span>onsultazione dati richiesti / cercati</text:p>
          </table:table-cell>
        </table:table-row>
      </table:table>
      <text:p text:style-name="P20"/>
      <text:p text:style-name="P20"/>
      <text:h text:style-name="P156" text:outline-level="2">3.4.2 Visualizzazione dei dati tramite <text:span text:style-name="T18">Grafico</text:span></text:h>
      <text:p text:style-name="P1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4">Nome</text:p>
          </table:table-cell>
          <table:table-cell table:style-name="Tabella6.B1" office:value-type="string">
            <text:p text:style-name="P34">Visualizzazione <text:span text:style-name="T19">grafico</text:span></text:p>
          </table:table-cell>
        </table:table-row>
        <table:table-row>
          <table:table-cell table:style-name="Tabella6.A2" office:value-type="string">
            <text:p text:style-name="P34">Scopo</text:p>
          </table:table-cell>
          <table:table-cell table:style-name="Tabella6.B2" office:value-type="string">
            <text:p text:style-name="P34"><text:span text:style-name="T20">Il sistema permette di visualizzare i</text:span> dati tramite l’utilizzo d<text:span text:style-name="T20">i grafici a torta</text:span></text:p>
          </table:table-cell>
        </table:table-row>
        <table:table-row>
          <table:table-cell table:style-name="Tabella6.A2" office:value-type="string">
            <text:p text:style-name="P34">Attori</text:p>
          </table:table-cell>
          <table:table-cell table:style-name="Tabella6.B2" office:value-type="string">
            <text:p text:style-name="P34">Utenti</text:p>
          </table:table-cell>
        </table:table-row>
        <table:table-row>
          <table:table-cell table:style-name="Tabella6.A2" office:value-type="string">
            <text:p text:style-name="P34">Precondizioni</text:p>
          </table:table-cell>
          <table:table-cell table:style-name="Tabella6.B2" office:value-type="string">
            <text:p text:style-name="P38">Avvio apllicazione</text:p>
            <text:p text:style-name="P38"><text:s/><text:span text:style-name="T20">Spostamento nella mappa per cercare la zona desiderata</text:span></text:p>
          </table:table-cell>
        </table:table-row>
        <table:table-row>
          <table:table-cell table:style-name="Tabella6.A2" office:value-type="string">
            <text:p text:style-name="P34">Trigger</text:p>
          </table:table-cell>
          <table:table-cell table:style-name="Tabella6.B2" office:value-type="string">
            <text:p text:style-name="P38">Tap sulla voce del menù</text:p>
            <text:p text:style-name="P50">Scroll sulla mappa per cercare la zona desiderata</text:p>
            <text:p text:style-name="P50">Tap sull’icona relativa agli incidenti</text:p>
          </table:table-cell>
        </table:table-row>
        <table:table-row>
          <table:table-cell table:style-name="Tabella6.A2" office:value-type="string">
            <text:p text:style-name="P34">Descrizioni</text:p>
          </table:table-cell>
          <table:table-cell table:style-name="Tabella6.B2" office:value-type="string">
            <text:p text:style-name="P49">Il sistema da la possibilità di consultare dati dettagliati (solo per gli incidenti) attraverso grafici a torta, in base alla zona scelta</text:p>
          </table:table-cell>
        </table:table-row>
        <table:table-row>
          <table:table-cell table:style-name="Tabella6.A2" office:value-type="string">
            <text:p text:style-name="P34">Alternative</text:p>
          </table:table-cell>
          <table:table-cell table:style-name="Tabella6.B2" office:value-type="string">
            <text:p text:style-name="P34">Nessuna</text:p>
          </table:table-cell>
        </table:table-row>
        <table:table-row table:style-name="Tabella6.8">
          <table:table-cell table:style-name="Tabella6.A2" office:value-type="string">
            <text:p text:style-name="P34">Postcondizioni</text:p>
          </table:table-cell>
          <table:table-cell table:style-name="Tabella6.B2" office:value-type="string">
            <text:p text:style-name="P51">Nessuna</text:p>
          </table:table-cell>
        </table:table-row>
      </table:table>
      <text:p text:style-name="P20"/>
      <text:h text:style-name="P113" text:outline-level="2"><text:soft-page-break/>3.<text:span text:style-name="T23">5</text:span> Modo d’uso: reset posizione</text:h>
      <text:p text:style-name="P20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4">Nome</text:p>
          </table:table-cell>
          <table:table-cell table:style-name="Tabella8.B1" office:value-type="string">
            <text:p text:style-name="P34">Reset posizione</text:p>
          </table:table-cell>
        </table:table-row>
        <table:table-row>
          <table:table-cell table:style-name="Tabella8.A2" office:value-type="string">
            <text:p text:style-name="P34">Scopo</text:p>
          </table:table-cell>
          <table:table-cell table:style-name="Tabella8.B2" office:value-type="string">
            <text:p text:style-name="P34"><text:span text:style-name="T22">L’applicazione permette di tornare alla</text:span> posizione <text:span text:style-name="T22">attuale</text:span> della mappa</text:p>
          </table:table-cell>
        </table:table-row>
        <table:table-row>
          <table:table-cell table:style-name="Tabella8.A2" office:value-type="string">
            <text:p text:style-name="P34">Attori</text:p>
          </table:table-cell>
          <table:table-cell table:style-name="Tabella8.B2" office:value-type="string">
            <text:p text:style-name="P34">Utenti</text:p>
          </table:table-cell>
        </table:table-row>
        <table:table-row>
          <table:table-cell table:style-name="Tabella8.A2" office:value-type="string">
            <text:p text:style-name="P34">Precondizioni</text:p>
          </table:table-cell>
          <table:table-cell table:style-name="Tabella8.B2" office:value-type="string">
            <text:p text:style-name="P34">Aver stabilito precedentemente una posizione sulla mappa</text:p>
          </table:table-cell>
        </table:table-row>
        <table:table-row>
          <table:table-cell table:style-name="Tabella8.A2" office:value-type="string">
            <text:p text:style-name="P34">Trigger</text:p>
          </table:table-cell>
          <table:table-cell table:style-name="Tabella8.B2" office:value-type="string">
            <text:p text:style-name="P34">Tap sul<text:span text:style-name="T22">l’icona</text:span> “<text:span text:style-name="T22">r</text:span>eset posizione”</text:p>
          </table:table-cell>
        </table:table-row>
        <table:table-row>
          <table:table-cell table:style-name="Tabella8.A2" office:value-type="string">
            <text:p text:style-name="P34">Descrizioni</text:p>
          </table:table-cell>
          <table:table-cell table:style-name="Tabella8.B2" office:value-type="string">
            <text:list xml:id="list1503623429716637256" text:style-name="L21">
              <text:list-header>
                <text:p text:style-name="P157">Il sistema torna alla posizione attuale</text:p>
              </text:list-header>
            </text:list>
          </table:table-cell>
        </table:table-row>
        <table:table-row>
          <table:table-cell table:style-name="Tabella8.A2" office:value-type="string">
            <text:p text:style-name="P34">Alternative</text:p>
          </table:table-cell>
          <table:table-cell table:style-name="Tabella8.B2" office:value-type="string">
            <text:p text:style-name="P34">Nessuna</text:p>
          </table:table-cell>
        </table:table-row>
        <table:table-row table:style-name="Tabella8.8">
          <table:table-cell table:style-name="Tabella8.A2" office:value-type="string">
            <text:p text:style-name="P34">Postcondizioni</text:p>
          </table:table-cell>
          <table:table-cell table:style-name="Tabella8.B2" office:value-type="string">
            <text:p text:style-name="P34">Nessuna</text:p>
          </table:table-cell>
        </table:table-row>
      </table:table>
      <text:p text:style-name="P26"/>
      <text:p text:style-name="P22"/>
      <text:p text:style-name="P22">3.<text:span text:style-name="T23">6</text:span> Modo d’uso: <text:span text:style-name="T23">Segnala autovelox</text:span>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Nome</text:p>
          </table:table-cell>
          <table:table-cell table:style-name="Table2.B1" office:value-type="string">
            <text:p text:style-name="P53">Segnala autovelox</text:p>
          </table:table-cell>
        </table:table-row>
        <table:table-row>
          <table:table-cell table:style-name="Table2.A2" office:value-type="string">
            <text:p text:style-name="P39">Scopo</text:p>
          </table:table-cell>
          <table:table-cell table:style-name="Table2.B2" office:value-type="string">
            <text:p text:style-name="P53">L’applicazione permette di segnalare un’autovelox nella mappa</text:p>
          </table:table-cell>
        </table:table-row>
        <table:table-row>
          <table:table-cell table:style-name="Table2.A2" office:value-type="string">
            <text:p text:style-name="P39">Attori</text:p>
          </table:table-cell>
          <table:table-cell table:style-name="Table2.B2" office:value-type="string">
            <text:p text:style-name="P53">Utenti</text:p>
          </table:table-cell>
        </table:table-row>
        <table:table-row>
          <table:table-cell table:style-name="Table2.A2" office:value-type="string">
            <text:p text:style-name="P39">Precondizioni</text:p>
          </table:table-cell>
          <table:table-cell table:style-name="Table2.B2" office:value-type="string">
            <text:p text:style-name="P53">Tap sulla sottovoce “Segnala”</text:p>
          </table:table-cell>
        </table:table-row>
        <table:table-row>
          <table:table-cell table:style-name="Table2.A2" office:value-type="string">
            <text:p text:style-name="P39">Trigger</text:p>
          </table:table-cell>
          <table:table-cell table:style-name="Table2.B2" office:value-type="string">
            <text:p text:style-name="P53">Scroll sulla mappa per cercare la posizione da segnalare</text:p>
            <text:p text:style-name="P53">Tap su “SEGNALA AUTOVELOX”</text:p>
            <text:p text:style-name="P53">Conferma coordinate autovelox</text:p>
          </table:table-cell>
        </table:table-row>
        <table:table-row>
          <table:table-cell table:style-name="Table2.A2" office:value-type="string">
            <text:p text:style-name="P39">Descrizioni</text:p>
          </table:table-cell>
          <table:table-cell table:style-name="Table2.B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39">Alternative</text:p>
          </table:table-cell>
          <table:table-cell table:style-name="Table2.B2" office:value-type="string">
            <text:p text:style-name="P53">Nessuna</text:p>
          </table:table-cell>
        </table:table-row>
        <table:table-row>
          <table:table-cell table:style-name="Table2.A2" office:value-type="string">
            <text:p text:style-name="P39">Postcond<text:span text:style-name="T32">i</text:span>zioni</text:p>
          </table:table-cell>
          <table:table-cell table:style-name="Table2.B2" office:value-type="string">
            <text:p text:style-name="P54">Viene aggiunto un nuovo autovelox</text:p>
          </table:table-cell>
        </table:table-row>
      </table:table>
      <text:p text:style-name="P23"/>
      <text:p text:style-name="P23"/>
      <text:p text:style-name="P23"/>
      <text:p text:style-name="P24">3.7 Modo d’uso: Notifiche nuovi autovelox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Nome</text:p>
          </table:table-cell>
          <table:table-cell table:style-name="Table3.B1" office:value-type="string">
            <text:p text:style-name="P54">Notifiche nuovi autovelox</text:p>
          </table:table-cell>
        </table:table-row>
        <table:table-row>
          <table:table-cell table:style-name="Table3.A2" office:value-type="string">
            <text:p text:style-name="P39">Scopo</text:p>
          </table:table-cell>
          <table:table-cell table:style-name="Table3.B2" office:value-type="string">
            <text:p text:style-name="P54">L’applicazione <text:span text:style-name="T25">avvisa l’utente all’aggiunta di</text:span> nuovi autovelox <text:span text:style-name="T25">entro un certo raggio</text:span></text:p>
          </table:table-cell>
        </table:table-row>
        <table:table-row>
          <table:table-cell table:style-name="Table3.A2" office:value-type="string">
            <text:p text:style-name="P39">Attori</text:p>
          </table:table-cell>
          <table:table-cell table:style-name="Table3.B2" office:value-type="string">
            <text:p text:style-name="P54">Utenti</text:p>
          </table:table-cell>
        </table:table-row>
        <table:table-row>
          <table:table-cell table:style-name="Table3.A2" office:value-type="string">
            <text:p text:style-name="P39">Precondizioni</text:p>
          </table:table-cell>
          <table:table-cell table:style-name="Table3.B2" office:value-type="string">
            <text:p text:style-name="P54">Tap sulla sottovoce “Notifiche”</text:p>
            <text:p text:style-name="P56">Selezione del raggio d’azione desiderato</text:p>
          </table:table-cell>
        </table:table-row>
        <table:table-row>
          <table:table-cell table:style-name="Table3.A2" office:value-type="string">
            <text:p text:style-name="P39">Trigger</text:p>
          </table:table-cell>
          <table:table-cell table:style-name="Table3.B2" office:value-type="string">
            <text:p text:style-name="P56">Selezione del raggio </text:p>
          </table:table-cell>
        </table:table-row>
        <table:table-row>
          <table:table-cell table:style-name="Table3.A2" office:value-type="string">
            <text:p text:style-name="P39">Descrizioni</text:p>
          </table:table-cell>
          <table:table-cell table:style-name="Table3.B2" office:value-type="string">
            <text:p text:style-name="P55">Il sistema <text:span text:style-name="T24">permette di riceve notifiche quando viene aggiunto un nuovo autovelox</text:span> <text:span text:style-name="T25">entro il raggio desiderato</text:span></text:p>
          </table:table-cell>
        </table:table-row>
        <table:table-row>
          <table:table-cell table:style-name="Table3.A2" office:value-type="string">
            <text:p text:style-name="P39">Alternative</text:p>
          </table:table-cell>
          <table:table-cell table:style-name="Table3.B2" office:value-type="string">
            <text:p text:style-name="P54">Nessuna</text:p>
          </table:table-cell>
        </table:table-row>
        <table:table-row>
          <table:table-cell table:style-name="Table3.A2" office:value-type="string">
            <text:p text:style-name="P39">Postcond<text:span text:style-name="T32">i</text:span>zioni</text:p>
          </table:table-cell>
          <table:table-cell table:style-name="Table3.B2" office:value-type="string">
            <text:p text:style-name="P56">Ricezione notifica</text:p>
          </table:table-cell>
        </table:table-row>
      </table:table>
      <text:p text:style-name="P31"/>
      <text:p text:style-name="P27"/>
      <text:p text:style-name="P27"/>
      <text:p text:style-name="P27"/>
      <text:p text:style-name="P27"><text:soft-page-break/></text:p>
      <text:p text:style-name="P116">3.8 Modo d’uso: <text:span text:style-name="T44">Caricamento autovelox</text:span></text:p>
      <text:p text:style-name="P3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2">Nome</text:p>
          </table:table-cell>
          <table:table-cell table:style-name="Table9.B1" office:value-type="string">
            <text:p text:style-name="P127">Caricamento autovelox </text:p>
          </table:table-cell>
        </table:table-row>
        <table:table-row>
          <table:table-cell table:style-name="Table9.A2" office:value-type="string">
            <text:p text:style-name="P42">Scopo</text:p>
          </table:table-cell>
          <table:table-cell table:style-name="Table9.B2" office:value-type="string">
            <text:p text:style-name="P127">L’applicazione permette la visualizzazione degli autovelox nella porzione di mappa corrente</text:p>
          </table:table-cell>
        </table:table-row>
        <table:table-row>
          <table:table-cell table:style-name="Table9.A2" office:value-type="string">
            <text:p text:style-name="P42">Attori</text:p>
          </table:table-cell>
          <table:table-cell table:style-name="Table9.B2" office:value-type="string">
            <text:p text:style-name="P63">Utenti</text:p>
          </table:table-cell>
        </table:table-row>
        <table:table-row>
          <table:table-cell table:style-name="Table9.A2" office:value-type="string">
            <text:p text:style-name="P42">Precondizioni</text:p>
          </table:table-cell>
          <table:table-cell table:style-name="Table9.B2" office:value-type="string">
            <text:p text:style-name="P64">Apertura mappa</text:p>
          </table:table-cell>
        </table:table-row>
        <table:table-row>
          <table:table-cell table:style-name="Table9.A2" office:value-type="string">
            <text:p text:style-name="P42">Trigger</text:p>
          </table:table-cell>
          <table:table-cell table:style-name="Table9.B2" office:value-type="string">
            <text:p text:style-name="P63">Tap sull’icona “aggio<text:span text:style-name="T44">rna</text:span>”</text:p>
          </table:table-cell>
        </table:table-row>
        <table:table-row>
          <table:table-cell table:style-name="Table9.A2" office:value-type="string">
            <text:p text:style-name="P42">Descrizioni</text:p>
          </table:table-cell>
          <table:table-cell table:style-name="Table9.B2" office:value-type="string">
            <text:p text:style-name="P127">L’applicazione visualizza i nuovi autovelox</text:p>
          </table:table-cell>
        </table:table-row>
        <table:table-row>
          <table:table-cell table:style-name="Table9.A2" office:value-type="string">
            <text:p text:style-name="P42">Alternative</text:p>
          </table:table-cell>
          <table:table-cell table:style-name="Table9.B2" office:value-type="string">
            <text:p text:style-name="P63">Nessuna</text:p>
          </table:table-cell>
        </table:table-row>
        <table:table-row>
          <table:table-cell table:style-name="Table9.A2" office:value-type="string">
            <text:p text:style-name="P42">Postcond<text:span text:style-name="T32">i</text:span>zioni</text:p>
          </table:table-cell>
          <table:table-cell table:style-name="Table9.B2" office:value-type="string">
            <text:p text:style-name="P64"><text:span text:style-name="T44">Mappa </text:span>aggiornat<text:span text:style-name="T44">a</text:span></text:p>
          </table:table-cell>
        </table:table-row>
      </table:table>
      <text:p text:style-name="P30"/>
      <text:p text:style-name="P27"/>
      <text:p text:style-name="P24">3.<text:span text:style-name="T31">9</text:span> Modo d’uso: </text:p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Nome</text:p>
          </table:table-cell>
          <table:table-cell table:style-name="Table4.B1" office:value-type="string">
            <text:p text:style-name="P66">Densità degli autovelox in Italia</text:p>
          </table:table-cell>
        </table:table-row>
        <table:table-row>
          <table:table-cell table:style-name="Table4.A2" office:value-type="string">
            <text:p text:style-name="P39">Scopo</text:p>
          </table:table-cell>
          <table:table-cell table:style-name="Table4.B2" office:value-type="string">
            <text:p text:style-name="P66">L’applicazione mostra la densità degli autovelox in Italia presenti nella mappa</text:p>
          </table:table-cell>
        </table:table-row>
        <table:table-row>
          <table:table-cell table:style-name="Table4.A2" office:value-type="string">
            <text:p text:style-name="P39">Attori</text:p>
          </table:table-cell>
          <table:table-cell table:style-name="Table4.B2" office:value-type="string">
            <text:p text:style-name="P66">Utenti</text:p>
          </table:table-cell>
        </table:table-row>
        <table:table-row>
          <table:table-cell table:style-name="Table4.A2" office:value-type="string">
            <text:p text:style-name="P39">Precondizioni</text:p>
          </table:table-cell>
          <table:table-cell table:style-name="Table4.B2" office:value-type="string">
            <text:p text:style-name="P66">Apertura mappa</text:p>
          </table:table-cell>
        </table:table-row>
        <table:table-row>
          <table:table-cell table:style-name="Table4.A2" office:value-type="string">
            <text:p text:style-name="P39">Trigger</text:p>
          </table:table-cell>
          <table:table-cell table:style-name="Table4.B2" office:value-type="string">
            <text:p text:style-name="P66">Tap sull’icona “densità”</text:p>
          </table:table-cell>
        </table:table-row>
        <table:table-row>
          <table:table-cell table:style-name="Table4.A2" office:value-type="string">
            <text:p text:style-name="P39">Descrizioni</text:p>
          </table:table-cell>
          <table:table-cell table:style-name="Table4.B2" office:value-type="string">
            <text:p text:style-name="P67">L’applicazione mostra la densità degli autovelox presenti in tutta Italia attraverso la rappresentazione della mappa con delle colorazioni tendenti al rosso dove sono presenti più autovelox</text:p>
          </table:table-cell>
        </table:table-row>
        <table:table-row>
          <table:table-cell table:style-name="Table4.A2" office:value-type="string">
            <text:p text:style-name="P39">Alternative</text:p>
          </table:table-cell>
          <table:table-cell table:style-name="Table4.B2" office:value-type="string">
            <text:p text:style-name="P66">Nessuna</text:p>
          </table:table-cell>
        </table:table-row>
        <table:table-row>
          <table:table-cell table:style-name="Table4.A2" office:value-type="string">
            <text:p text:style-name="P39">Postcond<text:span text:style-name="T32">i</text:span>zioni</text:p>
          </table:table-cell>
          <table:table-cell table:style-name="Table4.B2" office:value-type="string">
            <text:p text:style-name="P67">Permette la visualizzazione dei dati desiderati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10" text:outline-level="1"><text:soft-page-break/>4. Definizione requisiti funzionali</text:h>
      <text:p text:style-name="P18"/>
      <text:p text:style-name="P34">In questo paragrafo mostreremo tutti i requisiti funzionali per poter soddisfare le specifiche dell'applicazione, descritti con <text:span text:style-name="T21">il</text:span> seguente <text:span text:style-name="T21">template</text:span>.</text:p>
      <text:p text:style-name="P3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4">ID</text:p>
          </table:table-cell>
          <table:table-cell table:style-name="Tabella9.B1" office:value-type="string">
            <text:p text:style-name="P34">Id del requisito funzionale</text:p>
          </table:table-cell>
        </table:table-row>
        <table:table-row>
          <table:table-cell table:style-name="Tabella9.A2" office:value-type="string">
            <text:p text:style-name="P34">NOME</text:p>
          </table:table-cell>
          <table:table-cell table:style-name="Tabella9.B2" office:value-type="string">
            <text:p text:style-name="P34">Nome rappresentativo del requisito</text:p>
          </table:table-cell>
        </table:table-row>
        <table:table-row>
          <table:table-cell table:style-name="Tabella9.A2" office:value-type="string">
            <text:p text:style-name="P34">DEFINIZIONE</text:p>
          </table:table-cell>
          <table:table-cell table:style-name="Tabella9.B2" office:value-type="string">
            <text:p text:style-name="P34">Definizione del requisito</text:p>
          </table:table-cell>
        </table:table-row>
        <table:table-row>
          <table:table-cell table:style-name="Tabella9.A2" office:value-type="string">
            <text:p text:style-name="P34">MOTIVAZIONE</text:p>
          </table:table-cell>
          <table:table-cell table:style-name="Tabella9.B2" office:value-type="string">
            <text:p text:style-name="P34">Motivo della presenza del requisito</text:p>
          </table:table-cell>
        </table:table-row>
        <table:table-row>
          <table:table-cell table:style-name="Tabella9.A2" office:value-type="string">
            <text:p text:style-name="P34">INFLUISCE</text:p>
          </table:table-cell>
          <table:table-cell table:style-name="Tabella9.B2" office:value-type="string">
            <text:p text:style-name="P34">Codice dei requisiti funzionali dipendenti</text:p>
          </table:table-cell>
        </table:table-row>
        <table:table-row>
          <table:table-cell table:style-name="Tabella9.A2" office:value-type="string">
            <text:p text:style-name="P34">SPECIFICA</text:p>
          </table:table-cell>
          <table:table-cell table:style-name="Tabella9.B2" office:value-type="string">
            <text:p text:style-name="P34">Codice specifica del requisito funzionale descritto</text:p>
          </table:table-cell>
        </table:table-row>
        <table:table-row>
          <table:table-cell table:style-name="Tabella9.A2" office:value-type="string">
            <text:p text:style-name="P34">ATTORE</text:p>
          </table:table-cell>
          <table:table-cell table:style-name="Tabella9.B2" office:value-type="string">
            <text:p text:style-name="P34">L'utente che itera con il sistema</text:p>
          </table:table-cell>
        </table:table-row>
      </table:table>
      <text:p text:style-name="P34"/>
      <text:p text:style-name="P34">Nel nostro caso l'attore è sempre l'utente singolo e verrà omesso dalla tabella per evitare righe ridondanti.</text:p>
      <text:p text:style-name="P34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>ID</text:p>
          </table:table-cell>
          <table:table-cell table:style-name="Tabella10.B1" office:value-type="string">
            <text:p text:style-name="P34">RF01</text:p>
          </table:table-cell>
        </table:table-row>
        <table:table-row>
          <table:table-cell table:style-name="Tabella10.A2" office:value-type="string">
            <text:p text:style-name="P34">NOME</text:p>
          </table:table-cell>
          <table:table-cell table:style-name="Tabella10.B2" office:value-type="string">
            <text:p text:style-name="P34">Accesso applicazione</text:p>
          </table:table-cell>
        </table:table-row>
        <table:table-row>
          <table:table-cell table:style-name="Tabella10.A2" office:value-type="string">
            <text:p text:style-name="P34">DEFINIZIONE</text:p>
          </table:table-cell>
          <table:table-cell table:style-name="Tabella10.B2" office:value-type="string">
            <text:p text:style-name="P56">Visualizzazione pagina di benvenuto</text:p>
          </table:table-cell>
        </table:table-row>
        <table:table-row>
          <table:table-cell table:style-name="Tabella10.A2" office:value-type="string">
            <text:p text:style-name="P34">MOTIVAZIONE</text:p>
          </table:table-cell>
          <table:table-cell table:style-name="Tabella10.B2" office:value-type="string">
            <text:p text:style-name="P57">Accesso dell’utente all’applicazione</text:p>
          </table:table-cell>
        </table:table-row>
        <table:table-row>
          <table:table-cell table:style-name="Tabella10.A2" office:value-type="string">
            <text:p text:style-name="P34">INFLUISCE</text:p>
          </table:table-cell>
          <table:table-cell table:style-name="Tabella10.B2" office:value-type="string">
            <text:p text:style-name="P34">RF02</text:p>
          </table:table-cell>
        </table:table-row>
        <table:table-row>
          <table:table-cell table:style-name="Tabella10.A2" office:value-type="string">
            <text:p text:style-name="P34">SPECIFICA</text:p>
          </table:table-cell>
          <table:table-cell table:style-name="Tabella10.B2" office:value-type="string">
            <text:p text:style-name="P34">SRF01</text:p>
          </table:table-cell>
        </table:table-row>
      </table:table>
      <text:p text:style-name="P34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4">ID</text:p>
          </table:table-cell>
          <table:table-cell table:style-name="Tabella11.B1" office:value-type="string">
            <text:p text:style-name="P34">RF02</text:p>
          </table:table-cell>
        </table:table-row>
        <table:table-row>
          <table:table-cell table:style-name="Tabella11.A2" office:value-type="string">
            <text:p text:style-name="P34">NOME</text:p>
          </table:table-cell>
          <table:table-cell table:style-name="Tabella11.B2" office:value-type="string">
            <text:p text:style-name="P34">Visualizzazione mappa <text:span text:style-name="T27">autovelox</text:span></text:p>
          </table:table-cell>
        </table:table-row>
        <table:table-row>
          <table:table-cell table:style-name="Tabella11.A2" office:value-type="string">
            <text:p text:style-name="P34">DEFINIZIONE</text:p>
          </table:table-cell>
          <table:table-cell table:style-name="Tabella11.B2" office:value-type="string">
            <text:p text:style-name="P34">Visualizzazione della mappa <text:span text:style-name="T27">autovelox</text:span></text:p>
          </table:table-cell>
        </table:table-row>
        <table:table-row>
          <table:table-cell table:style-name="Tabella11.A2" office:value-type="string">
            <text:p text:style-name="P34">MOTIVAZIONE</text:p>
          </table:table-cell>
          <table:table-cell table:style-name="Tabella11.B2" office:value-type="string">
            <text:p text:style-name="P57">Visualizzazione autovelox presenti nella mappa</text:p>
          </table:table-cell>
        </table:table-row>
        <table:table-row>
          <table:table-cell table:style-name="Tabella11.A2" office:value-type="string">
            <text:p text:style-name="P34">INFLUISCE</text:p>
          </table:table-cell>
          <table:table-cell table:style-name="Tabella11.B2" office:value-type="string">
            <text:p text:style-name="P128"/>
          </table:table-cell>
        </table:table-row>
        <table:table-row>
          <table:table-cell table:style-name="Tabella11.A2" office:value-type="string">
            <text:p text:style-name="P34">SPECIFICA</text:p>
          </table:table-cell>
          <table:table-cell table:style-name="Tabella11.B2" office:value-type="string">
            <text:p text:style-name="P34">SRF02</text:p>
          </table:table-cell>
        </table:table-row>
      </table:table>
      <text:p text:style-name="P34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4">ID</text:p>
          </table:table-cell>
          <table:table-cell table:style-name="Tabella12.B1" office:value-type="string">
            <text:p text:style-name="P34">RF03</text:p>
          </table:table-cell>
        </table:table-row>
        <table:table-row>
          <table:table-cell table:style-name="Tabella12.A2" office:value-type="string">
            <text:p text:style-name="P34">NOME</text:p>
          </table:table-cell>
          <table:table-cell table:style-name="Tabella12.B2" office:value-type="string">
            <text:p text:style-name="P57">Apertura menu</text:p>
          </table:table-cell>
        </table:table-row>
        <table:table-row>
          <table:table-cell table:style-name="Tabella12.A2" office:value-type="string">
            <text:p text:style-name="P34">DEFINIZIONE</text:p>
          </table:table-cell>
          <table:table-cell table:style-name="Tabella12.B2" office:value-type="string">
            <text:p text:style-name="P57">Visualizzazione delle sottovoci del menu</text:p>
          </table:table-cell>
        </table:table-row>
        <table:table-row>
          <table:table-cell table:style-name="Tabella12.A2" office:value-type="string">
            <text:p text:style-name="P34">MOTIVAZIONE</text:p>
          </table:table-cell>
          <table:table-cell table:style-name="Tabella12.B2" office:value-type="string">
            <text:p text:style-name="P34">Interesse dell'utente ne<text:span text:style-name="T26">ll’accedere alle funzionalità del menu</text:span></text:p>
          </table:table-cell>
        </table:table-row>
        <table:table-row>
          <table:table-cell table:style-name="Tabella12.A2" office:value-type="string">
            <text:p text:style-name="P34">INFLUISCE</text:p>
          </table:table-cell>
          <table:table-cell table:style-name="Tabella12.B2" office:value-type="string">
            <text:p text:style-name="P34"/>
          </table:table-cell>
        </table:table-row>
        <table:table-row>
          <table:table-cell table:style-name="Tabella12.A2" office:value-type="string">
            <text:p text:style-name="P34">SPECIFICA</text:p>
          </table:table-cell>
          <table:table-cell table:style-name="Tabella12.B2" office:value-type="string">
            <text:p text:style-name="P34">SRF03</text:p>
          </table:table-cell>
        </table:table-row>
      </table:table>
      <text:p text:style-name="P34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40">ID</text:p>
          </table:table-cell>
          <table:table-cell table:style-name="Tabella13.B1" office:value-type="string">
            <text:p text:style-name="P40">RF04</text:p>
          </table:table-cell>
        </table:table-row>
        <table:table-row>
          <table:table-cell table:style-name="Tabella13.A2" office:value-type="string">
            <text:p text:style-name="P34">NOME</text:p>
          </table:table-cell>
          <table:table-cell table:style-name="Tabella13.B2" office:value-type="string">
            <text:p text:style-name="P34">Visualizzazione mappa <text:span text:style-name="T27">incidenti</text:span></text:p>
          </table:table-cell>
        </table:table-row>
        <table:table-row>
          <table:table-cell table:style-name="Tabella13.A2" office:value-type="string">
            <text:p text:style-name="P34">DEFINIZIONE</text:p>
          </table:table-cell>
          <table:table-cell table:style-name="Tabella13.B2" office:value-type="string">
            <text:p text:style-name="P34">Visualizzazione della mappa <text:span text:style-name="T27">incidenti</text:span></text:p>
          </table:table-cell>
        </table:table-row>
        <table:table-row>
          <table:table-cell table:style-name="Tabella13.A2" office:value-type="string">
            <text:p text:style-name="P34">MOTIVAZIONE</text:p>
          </table:table-cell>
          <table:table-cell table:style-name="Tabella13.B2" office:value-type="string">
            <text:p text:style-name="P57">Visualizzazione <text:span text:style-name="T27">incidenti</text:span> presenti <text:span text:style-name="T27">in ogni provincia d’Italia</text:span> </text:p>
          </table:table-cell>
        </table:table-row>
        <table:table-row>
          <table:table-cell table:style-name="Tabella13.A2" office:value-type="string">
            <text:p text:style-name="P34">INFLUISCE</text:p>
          </table:table-cell>
          <table:table-cell table:style-name="Tabella13.B2" office:value-type="string">
            <text:p text:style-name="P34"/>
          </table:table-cell>
        </table:table-row>
        <table:table-row>
          <table:table-cell table:style-name="Tabella13.A2" office:value-type="string">
            <text:p text:style-name="P34">SPECIFICA</text:p>
          </table:table-cell>
          <table:table-cell table:style-name="Tabella13.B2" office:value-type="string">
            <text:p text:style-name="P34">SRF0<text:span text:style-name="T27">4</text:span></text:p>
          </table:table-cell>
        </table:table-row>
      </table:table>
      <text:p text:style-name="P34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4">ID</text:p>
          </table:table-cell>
          <table:table-cell table:style-name="Tabella14.B1" office:value-type="string">
            <text:p text:style-name="P34">RF05</text:p>
          </table:table-cell>
        </table:table-row>
        <table:table-row>
          <table:table-cell table:style-name="Tabella14.A2" office:value-type="string">
            <text:p text:style-name="P34">NOME</text:p>
          </table:table-cell>
          <table:table-cell table:style-name="Tabella14.B2" office:value-type="string">
            <text:p text:style-name="P34">Visualizzazione dati (grafico <text:span text:style-name="T27">a torta)</text:span></text:p>
          </table:table-cell>
        </table:table-row>
        <table:table-row table:style-name="Tabella14.3">
          <table:table-cell table:style-name="Tabella14.A2" office:value-type="string">
            <text:p text:style-name="P34">DEFINIZIONE</text:p>
          </table:table-cell>
          <table:table-cell table:style-name="Tabella14.B2" office:value-type="string">
            <text:p text:style-name="P40">Visualizzazione dei dati <text:span text:style-name="T27">attraverso grafico a torta</text:span></text:p>
          </table:table-cell>
        </table:table-row>
        <table:table-row>
          <table:table-cell table:style-name="Tabella14.A2" office:value-type="string">
            <text:p text:style-name="P34">MOTIVAZIONE</text:p>
          </table:table-cell>
          <table:table-cell table:style-name="Tabella14.B2" office:value-type="string">
            <text:p text:style-name="P34">Interesse dell'utente nel visualizzare i dati <text:span text:style-name="T27">degli incidenti</text:span></text:p>
          </table:table-cell>
        </table:table-row>
        <table:table-row>
          <table:table-cell table:style-name="Tabella14.A2" office:value-type="string">
            <text:p text:style-name="P34">INFLUISCE</text:p>
          </table:table-cell>
          <table:table-cell table:style-name="Tabella14.B2" office:value-type="string">
            <text:p text:style-name="P128"/>
          </table:table-cell>
        </table:table-row>
        <table:table-row>
          <table:table-cell table:style-name="Tabella14.A2" office:value-type="string">
            <text:p text:style-name="P34">SPECIFICA</text:p>
          </table:table-cell>
          <table:table-cell table:style-name="Tabella14.B2" office:value-type="string">
            <text:p text:style-name="P34">SRF05</text:p>
          </table:table-cell>
        </table:table-row>
      </table:table>
      <text:p text:style-name="P34"><text:soft-page-break/></text:p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4">ID</text:p>
          </table:table-cell>
          <table:table-cell table:style-name="Tabella15.B1" office:value-type="string">
            <text:p text:style-name="P34">RF06</text:p>
          </table:table-cell>
        </table:table-row>
        <table:table-row>
          <table:table-cell table:style-name="Tabella15.A2" office:value-type="string">
            <text:p text:style-name="P34">NOME</text:p>
          </table:table-cell>
          <table:table-cell table:style-name="Tabella15.B2" office:value-type="string">
            <text:p text:style-name="P58">Segnala autovelox</text:p>
          </table:table-cell>
        </table:table-row>
        <table:table-row>
          <table:table-cell table:style-name="Tabella15.A2" office:value-type="string">
            <text:p text:style-name="P34">DEFINIZIONE</text:p>
          </table:table-cell>
          <table:table-cell table:style-name="Tabella15.B2" office:value-type="string">
            <text:p text:style-name="P58">Segnalazione autovelox</text:p>
          </table:table-cell>
        </table:table-row>
        <table:table-row>
          <table:table-cell table:style-name="Tabella15.A2" office:value-type="string">
            <text:p text:style-name="P34">MOTIVAZIONE</text:p>
          </table:table-cell>
          <table:table-cell table:style-name="Tabella15.B2" office:value-type="string">
            <text:p text:style-name="P58">Interesse dell’utente nel segnalare un autovelox sulla mappa</text:p>
          </table:table-cell>
        </table:table-row>
        <table:table-row>
          <table:table-cell table:style-name="Tabella15.A2" office:value-type="string">
            <text:p text:style-name="P34">INFLUISCE</text:p>
          </table:table-cell>
          <table:table-cell table:style-name="Tabella15.B2" office:value-type="string">
            <text:p text:style-name="P58">RF0<text:span text:style-name="T45">2</text:span></text:p>
          </table:table-cell>
        </table:table-row>
        <table:table-row>
          <table:table-cell table:style-name="Tabella15.A2" office:value-type="string">
            <text:p text:style-name="P34">SPECIFICA</text:p>
          </table:table-cell>
          <table:table-cell table:style-name="Tabella15.B2" office:value-type="string">
            <text:p text:style-name="P34">SRF06</text:p>
          </table:table-cell>
        </table:table-row>
      </table:table>
      <text:p text:style-name="P2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ID</text:p>
          </table:table-cell>
          <table:table-cell table:style-name="Table7.B1" office:value-type="string">
            <text:p text:style-name="P40">RF0<text:span text:style-name="T27">7</text:span></text:p>
          </table:table-cell>
        </table:table-row>
        <table:table-row>
          <table:table-cell table:style-name="Table7.A2" office:value-type="string">
            <text:p text:style-name="P40">NOME</text:p>
          </table:table-cell>
          <table:table-cell table:style-name="Table7.B2" office:value-type="string">
            <text:p text:style-name="P58">Notifica autovelox</text:p>
          </table:table-cell>
        </table:table-row>
        <table:table-row>
          <table:table-cell table:style-name="Table7.A2" office:value-type="string">
            <text:p text:style-name="P40">DEFINIZIONE</text:p>
          </table:table-cell>
          <table:table-cell table:style-name="Table7.B2" office:value-type="string">
            <text:p text:style-name="P58">Notifica di segnalazione nuovi autovelox</text:p>
          </table:table-cell>
        </table:table-row>
        <table:table-row>
          <table:table-cell table:style-name="Table7.A2" office:value-type="string">
            <text:p text:style-name="P40">MOTIVAZIONE</text:p>
          </table:table-cell>
          <table:table-cell table:style-name="Table7.B2" office:value-type="string">
            <text:p text:style-name="P58">Interesse dell’utente <text:span text:style-name="T28">n</text:span>el segnalare un autovelox sulla mappa</text:p>
          </table:table-cell>
        </table:table-row>
        <table:table-row>
          <table:table-cell table:style-name="Table7.A2" office:value-type="string">
            <text:p text:style-name="P40">INFLUISCE</text:p>
          </table:table-cell>
          <table:table-cell table:style-name="Table7.B2" office:value-type="string">
            <text:p text:style-name="P128">RF02</text:p>
          </table:table-cell>
        </table:table-row>
        <table:table-row>
          <table:table-cell table:style-name="Table7.A2" office:value-type="string">
            <text:p text:style-name="P40">SPECIFICA</text:p>
          </table:table-cell>
          <table:table-cell table:style-name="Table7.B2" office:value-type="string">
            <text:p text:style-name="P40">SRF0<text:span text:style-name="T27">7</text:span></text:p>
          </table:table-cell>
        </table:table-row>
      </table:table>
      <text:p text:style-name="P8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ID</text:p>
          </table:table-cell>
          <table:table-cell table:style-name="Table6.B1" office:value-type="string">
            <text:p text:style-name="P59">RF08</text:p>
          </table:table-cell>
        </table:table-row>
        <table:table-row>
          <table:table-cell table:style-name="Table6.A2" office:value-type="string">
            <text:p text:style-name="P40">NOME</text:p>
          </table:table-cell>
          <table:table-cell table:style-name="Table6.B2" office:value-type="string">
            <text:p text:style-name="P66">Densità autovelox</text:p>
          </table:table-cell>
        </table:table-row>
        <table:table-row>
          <table:table-cell table:style-name="Table6.A2" office:value-type="string">
            <text:p text:style-name="P40">DEFINIZIONE</text:p>
          </table:table-cell>
          <table:table-cell table:style-name="Table6.B2" office:value-type="string">
            <text:p text:style-name="P66">Visualizzazione densità autovelox in Italia</text:p>
          </table:table-cell>
        </table:table-row>
        <table:table-row>
          <table:table-cell table:style-name="Table6.A2" office:value-type="string">
            <text:p text:style-name="P40">MOTIVAZIONE</text:p>
          </table:table-cell>
          <table:table-cell table:style-name="Table6.B2" office:value-type="string">
            <text:p text:style-name="P66">Interesse dell’utente nel visualizzare la densità degli autovelox in tutta Italia</text:p>
          </table:table-cell>
        </table:table-row>
        <table:table-row>
          <table:table-cell table:style-name="Table6.A2" office:value-type="string">
            <text:p text:style-name="P40">INFLUISCE</text:p>
          </table:table-cell>
          <table:table-cell table:style-name="Table6.B2" office:value-type="string">
            <text:p text:style-name="P61">RF02</text:p>
          </table:table-cell>
        </table:table-row>
        <table:table-row>
          <table:table-cell table:style-name="Table6.A2" office:value-type="string">
            <text:p text:style-name="P40">SPECIFICA</text:p>
          </table:table-cell>
          <table:table-cell table:style-name="Table6.B2" office:value-type="string">
            <text:p text:style-name="P59">SRF08</text:p>
          </table:table-cell>
        </table:table-row>
      </table:table>
      <text:p text:style-name="P2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ID</text:p>
          </table:table-cell>
          <table:table-cell table:style-name="Table8.B1" office:value-type="string">
            <text:p text:style-name="P60">RF0<text:span text:style-name="T30">9</text:span></text:p>
          </table:table-cell>
        </table:table-row>
        <table:table-row>
          <table:table-cell table:style-name="Table8.A2" office:value-type="string">
            <text:p text:style-name="P41">NOME</text:p>
          </table:table-cell>
          <table:table-cell table:style-name="Table8.B2" office:value-type="string">
            <text:p text:style-name="P128">Caricamento autovelox</text:p>
          </table:table-cell>
        </table:table-row>
        <table:table-row>
          <table:table-cell table:style-name="Table8.A2" office:value-type="string">
            <text:p text:style-name="P41">DEFINIZIONE</text:p>
          </table:table-cell>
          <table:table-cell table:style-name="Table8.B2" office:value-type="string">
            <text:p text:style-name="P128">Caricamento nuovi autovelox nella posizione corrente</text:p>
          </table:table-cell>
        </table:table-row>
        <table:table-row>
          <table:table-cell table:style-name="Table8.A2" office:value-type="string">
            <text:p text:style-name="P41">MOTIVAZIONE</text:p>
          </table:table-cell>
          <table:table-cell table:style-name="Table8.B2" office:value-type="string">
            <text:p text:style-name="P128">Visualizzare gli autovelox nella posizione corrente</text:p>
          </table:table-cell>
        </table:table-row>
        <table:table-row>
          <table:table-cell table:style-name="Table8.A2" office:value-type="string">
            <text:p text:style-name="P41">INFLUISCE</text:p>
          </table:table-cell>
          <table:table-cell table:style-name="Table8.B2" office:value-type="string">
            <text:p text:style-name="P62">RF02</text:p>
          </table:table-cell>
        </table:table-row>
        <table:table-row>
          <table:table-cell table:style-name="Table8.A2" office:value-type="string">
            <text:p text:style-name="P41">SPECIFICA</text:p>
          </table:table-cell>
          <table:table-cell table:style-name="Table8.B2" office:value-type="string">
            <text:p text:style-name="P60">SRF0<text:span text:style-name="T30">9</text:span></text:p>
          </table:table-cell>
        </table:table-row>
      </table:table>
      <text:p text:style-name="P2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ID</text:p>
          </table:table-cell>
          <table:table-cell table:style-name="Table5.B1" office:value-type="string">
            <text:p text:style-name="P59">RF<text:span text:style-name="T30">10</text:span></text:p>
          </table:table-cell>
        </table:table-row>
        <table:table-row>
          <table:table-cell table:style-name="Table5.A2" office:value-type="string">
            <text:p text:style-name="P40">NOME</text:p>
          </table:table-cell>
          <table:table-cell table:style-name="Table5.B2" office:value-type="string">
            <text:p text:style-name="P40">Reset posizione</text:p>
          </table:table-cell>
        </table:table-row>
        <table:table-row>
          <table:table-cell table:style-name="Table5.A2" office:value-type="string">
            <text:p text:style-name="P40">DEFINIZIONE</text:p>
          </table:table-cell>
          <table:table-cell table:style-name="Table5.B2" office:value-type="string">
            <text:p text:style-name="P40"><text:span text:style-name="T28">Centrare</text:span> la posizione <text:span text:style-name="T28">attuale sulla </text:span>mappa</text:p>
          </table:table-cell>
        </table:table-row>
        <table:table-row>
          <table:table-cell table:style-name="Table5.A2" office:value-type="string">
            <text:p text:style-name="P40">MOTIVAZIONE</text:p>
          </table:table-cell>
          <table:table-cell table:style-name="Table5.B2" office:value-type="string">
            <text:p text:style-name="P40"><text:span text:style-name="T29">T</text:span>ornare nella posizione di partenza</text:p>
          </table:table-cell>
        </table:table-row>
        <table:table-row>
          <table:table-cell table:style-name="Table5.A2" office:value-type="string">
            <text:p text:style-name="P40">INFLUISCE</text:p>
          </table:table-cell>
          <table:table-cell table:style-name="Table5.B2" office:value-type="string">
            <text:p text:style-name="P59">RF0<text:span text:style-name="T29">2</text:span> – <text:span text:style-name="T45">RF04</text:span></text:p>
          </table:table-cell>
        </table:table-row>
        <table:table-row>
          <table:table-cell table:style-name="Table5.A2" office:value-type="string">
            <text:p text:style-name="P40">SPECIFICA</text:p>
          </table:table-cell>
          <table:table-cell table:style-name="Table5.B2" office:value-type="string">
            <text:p text:style-name="P40">SRF0<text:span text:style-name="T28">9</text:span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14" text:outline-level="2"><text:soft-page-break/><text:span text:style-name="T36">4</text:span>.1 <text:span text:style-name="T36">Tabella di dipendenza dei requisiti</text:span></text:h>
      <text:h text:style-name="P114" text:outline-level="2"/>
      <text:h text:style-name="P134" text:outline-level="2">Senso di lettura : per ogni riga è indicato se il requisito a inizio riga influisce sul requisito a inizio colonna.</text:h>
      <text:h text:style-name="P135" text:outline-level="2"/>
      <table:table table:name="Table17" table:style-name="Table17">
        <table:table-column table:style-name="Table17.A" table:number-columns-repeated="10"/>
        <table:table-column table:style-name="Table17.K"/>
        <table:table-row>
          <table:table-cell table:style-name="Table17.A1" office:value-type="string">
            <text:p text:style-name="P101"/>
          </table:table-cell>
          <table:table-cell table:style-name="Table17.A1" office:value-type="string">
            <text:p text:style-name="P93">RF01</text:p>
          </table:table-cell>
          <table:table-cell table:style-name="Table17.A1" office:value-type="string">
            <text:p text:style-name="P93">RF02</text:p>
          </table:table-cell>
          <table:table-cell table:style-name="Table17.A1" office:value-type="string">
            <text:p text:style-name="P93">RF03</text:p>
          </table:table-cell>
          <table:table-cell table:style-name="Table17.A1" office:value-type="string">
            <text:p text:style-name="P93">RF04</text:p>
          </table:table-cell>
          <table:table-cell table:style-name="Table17.A1" office:value-type="string">
            <text:p text:style-name="P93">RF05</text:p>
          </table:table-cell>
          <table:table-cell table:style-name="Table17.A1" office:value-type="string">
            <text:p text:style-name="P93">RF06</text:p>
          </table:table-cell>
          <table:table-cell table:style-name="Table17.A1" office:value-type="string">
            <text:p text:style-name="P93">RF07</text:p>
          </table:table-cell>
          <table:table-cell table:style-name="Table17.A1" office:value-type="string">
            <text:p text:style-name="P93">RF08</text:p>
          </table:table-cell>
          <table:table-cell table:style-name="Table17.A1" office:value-type="string">
            <text:p text:style-name="P93">RF09</text:p>
          </table:table-cell>
          <table:table-cell table:style-name="Table17.K1" office:value-type="string">
            <text:p text:style-name="P93">RF10</text:p>
          </table:table-cell>
        </table:table-row>
        <table:table-row>
          <table:table-cell table:style-name="Table17.A2" office:value-type="string">
            <text:p text:style-name="P102">RF01</text:p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4"/>
          </table:table-cell>
          <table:table-cell table:style-name="Table17.K2" office:value-type="string">
            <text:p text:style-name="P95"/>
          </table:table-cell>
        </table:table-row>
        <table:table-row>
          <table:table-cell table:style-name="Table17.A2" office:value-type="string">
            <text:p text:style-name="P102">RF02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7"/>
          </table:table-cell>
          <table:table-cell table:style-name="Table17.A2" office:value-type="string">
            <text:p text:style-name="P97"/>
          </table:table-cell>
          <table:table-cell table:style-name="Table17.K2" office:value-type="string">
            <text:p text:style-name="P97"/>
          </table:table-cell>
        </table:table-row>
        <table:table-row>
          <table:table-cell table:style-name="Table17.A2" office:value-type="string">
            <text:p text:style-name="P102">RF03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K2" office:value-type="string">
            <text:p text:style-name="P98"/>
          </table:table-cell>
        </table:table-row>
        <table:table-row>
          <table:table-cell table:style-name="Table17.A2" office:value-type="string">
            <text:p text:style-name="P102">RF04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K2" office:value-type="string">
            <text:p text:style-name="P95"/>
          </table:table-cell>
        </table:table-row>
        <table:table-row>
          <table:table-cell table:style-name="Table17.A2" office:value-type="string">
            <text:p text:style-name="P102">RF05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K2" office:value-type="string">
            <text:p text:style-name="P95"/>
          </table:table-cell>
        </table:table-row>
        <table:table-row>
          <table:table-cell table:style-name="Table17.A2" office:value-type="string">
            <text:p text:style-name="P102">RF06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163">X</text:p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K2" office:value-type="string">
            <text:p text:style-name="P98"/>
          </table:table-cell>
        </table:table-row>
        <table:table-row>
          <table:table-cell table:style-name="Table17.A2" office:value-type="string">
            <text:p text:style-name="P102">RF07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163">X</text:p>
          </table:table-cell>
          <table:table-cell table:style-name="Table17.A2" office:value-type="string">
            <text:p text:style-name="P96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K2" office:value-type="string">
            <text:p text:style-name="P98"/>
          </table:table-cell>
        </table:table-row>
        <table:table-row>
          <table:table-cell table:style-name="Table17.A2" office:value-type="string">
            <text:p text:style-name="P102">RF08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K2" office:value-type="string">
            <text:p text:style-name="P98"/>
          </table:table-cell>
        </table:table-row>
        <table:table-row>
          <table:table-cell table:style-name="Table17.A2" office:value-type="string">
            <text:p text:style-name="P102">RF09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6">X</text:p>
          </table:table-cell>
          <table:table-cell table:style-name="Table17.K2" office:value-type="string">
            <text:p text:style-name="P98"/>
          </table:table-cell>
        </table:table-row>
        <table:table-row>
          <table:table-cell table:style-name="Table17.A2" office:value-type="string">
            <text:p text:style-name="P102">RF10</text:p>
          </table:table-cell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96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163">X</text:p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A2" office:value-type="string">
            <text:p text:style-name="P95"/>
          </table:table-cell>
          <table:table-cell table:style-name="Table17.K2" office:value-type="string">
            <text:p text:style-name="P163">X</text:p>
          </table:table-cell>
        </table:table-row>
      </table:table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h text:style-name="P114" text:outline-level="2"/>
      <text:p text:style-name="P28"/>
      <text:p text:style-name="P28"/>
      <text:h text:style-name="P110" text:outline-level="1"><text:soft-page-break/>5. Definizione requisiti non funzionali</text:h>
      <text:p text:style-name="P20"/>
      <text:h text:style-name="P113" text:outline-level="2">5.1 Requisiti di prodotto</text:h>
      <text:h text:style-name="P113" text:outline-level="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ID</text:p>
          </table:table-cell>
          <table:table-cell table:style-name="Table10.B1" office:value-type="string">
            <text:p text:style-name="P103">RNF001</text:p>
          </table:table-cell>
        </table:table-row>
        <table:table-row>
          <table:table-cell table:style-name="Table10.A2" office:value-type="string">
            <text:p text:style-name="P40">NOME</text:p>
          </table:table-cell>
          <table:table-cell table:style-name="Table10.B2" office:value-type="string">
            <text:p text:style-name="P103">Usabilità</text:p>
          </table:table-cell>
        </table:table-row>
        <table:table-row>
          <table:table-cell table:style-name="Table10.A2" office:value-type="string">
            <text:p text:style-name="P40">DEFINIZIONE</text:p>
          </table:table-cell>
          <table:table-cell table:style-name="Table10.B2" office:value-type="string">
            <text:p text:style-name="P103">Grafica <text:span text:style-name="T46">familiare</text:span> con utilizzo <text:span text:style-name="T46">Material Design</text:span></text:p>
          </table:table-cell>
        </table:table-row>
        <table:table-row>
          <table:table-cell table:style-name="Table10.A2" office:value-type="string">
            <text:p text:style-name="P40">MOTIVAZIONE</text:p>
          </table:table-cell>
          <table:table-cell table:style-name="Table10.B2" office:value-type="string">
            <text:p text:style-name="P103">Fa<text:span text:style-name="T46">miliarità con interfaccia</text:span></text:p>
          </table:table-cell>
        </table:table-row>
      </table:table>
      <text:p text:style-name="P74"/>
      <text:p text:style-name="P7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3">ID</text:p>
          </table:table-cell>
          <table:table-cell table:style-name="Table13.B1" office:value-type="string">
            <text:p text:style-name="P103">RNF00<text:span text:style-name="T40">2</text:span></text:p>
          </table:table-cell>
        </table:table-row>
        <table:table-row>
          <table:table-cell table:style-name="Table13.A2" office:value-type="string">
            <text:p text:style-name="P43">NOME</text:p>
          </table:table-cell>
          <table:table-cell table:style-name="Table13.B2" office:value-type="string">
            <text:p text:style-name="P103">Portabilità</text:p>
          </table:table-cell>
        </table:table-row>
        <table:table-row>
          <table:table-cell table:style-name="Table13.A2" office:value-type="string">
            <text:p text:style-name="P43">DEFINIZIONE</text:p>
          </table:table-cell>
          <table:table-cell table:style-name="Table13.B2" office:value-type="string">
            <text:p text:style-name="P103">Applicazione supportata da android 5 o superiori</text:p>
          </table:table-cell>
        </table:table-row>
        <table:table-row>
          <table:table-cell table:style-name="Table13.A2" office:value-type="string">
            <text:p text:style-name="P43">MOTIVAZIONE</text:p>
          </table:table-cell>
          <table:table-cell table:style-name="Table13.B2" office:value-type="string">
            <text:p text:style-name="P89">Permette utilizzo di dispositivi con ultime versioni e anche precedenti (<text:span text:style-name="T46">d</text:span>a android 5) </text:p>
          </table:table-cell>
        </table:table-row>
      </table:table>
      <text:p text:style-name="P86"/>
      <text:p text:style-name="P18"/>
      <text:p text:style-name="P18"/>
      <text:h text:style-name="P113" text:outline-level="2">5.2 Requisiti di processo</text:h>
      <text:h text:style-name="P113" text:outline-level="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3">ID</text:p>
          </table:table-cell>
          <table:table-cell table:style-name="Table14.B1" office:value-type="string">
            <text:p text:style-name="P103">RNF00<text:span text:style-name="T40">3</text:span></text:p>
          </table:table-cell>
        </table:table-row>
        <table:table-row>
          <table:table-cell table:style-name="Table14.A2" office:value-type="string">
            <text:p text:style-name="P43">NOME</text:p>
          </table:table-cell>
          <table:table-cell table:style-name="Table14.B2" office:value-type="string">
            <text:p text:style-name="P106">Crediti</text:p>
          </table:table-cell>
        </table:table-row>
        <table:table-row>
          <table:table-cell table:style-name="Table14.A2" office:value-type="string">
            <text:p text:style-name="P43">DEFINIZIONE</text:p>
          </table:table-cell>
          <table:table-cell table:style-name="Table14.B2" office:value-type="string">
            <text:p text:style-name="P106">Breve descrizione dello scopo e dei contenuti dell’applicazione</text:p>
          </table:table-cell>
        </table:table-row>
        <table:table-row>
          <table:table-cell table:style-name="Table14.A2" office:value-type="string">
            <text:p text:style-name="P43">MOTIVAZIONE</text:p>
          </table:table-cell>
          <table:table-cell table:style-name="Table14.B2" office:value-type="string">
            <text:p text:style-name="P91">Permette la conoscenza del motivo per il quale l’applicazione è stata realizzata e chi sono gli ideatori</text:p>
          </table:table-cell>
        </table:table-row>
      </table:table>
      <text:p text:style-name="P87"><text:tab/></text:p>
      <text:p text:style-name="P20"/>
      <text:h text:style-name="P113" text:outline-level="2">5.3 Requisiti esterni</text:h>
      <text:p text:style-name="P1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4">ID</text:p>
          </table:table-cell>
          <table:table-cell table:style-name="Table15.B1" office:value-type="string">
            <text:p text:style-name="P104">RNF00<text:span text:style-name="T40">4</text:span></text:p>
          </table:table-cell>
        </table:table-row>
        <table:table-row>
          <table:table-cell table:style-name="Table15.A2" office:value-type="string">
            <text:p text:style-name="P44">NOME</text:p>
          </table:table-cell>
          <table:table-cell table:style-name="Table15.B2" office:value-type="string">
            <text:p text:style-name="P105">Connessione Internet</text:p>
          </table:table-cell>
        </table:table-row>
        <table:table-row>
          <table:table-cell table:style-name="Table15.A2" office:value-type="string">
            <text:p text:style-name="P44">DEFINIZIONE</text:p>
          </table:table-cell>
          <table:table-cell table:style-name="Table15.B2" office:value-type="string">
            <text:p text:style-name="P105">Richiesta connessione ad Internet</text:p>
          </table:table-cell>
        </table:table-row>
        <table:table-row>
          <table:table-cell table:style-name="Table15.A2" office:value-type="string">
            <text:p text:style-name="P44">MOTIVAZIONE</text:p>
          </table:table-cell>
          <table:table-cell table:style-name="Table15.B2" office:value-type="string">
            <text:p text:style-name="P90">Accesso a dati aggiornati <text:s/></text:p>
          </table:table-cell>
        </table:table-row>
      </table:table>
      <text:p text:style-name="P88"><text:tab/></text:p>
      <text:p text:style-name="P88"/>
      <text:p text:style-name="P88"/>
      <text:p text:style-name="P88"/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44">ID</text:p>
          </table:table-cell>
          <table:table-cell table:style-name="Table16.B1" office:value-type="string">
            <text:p text:style-name="P104">RNF00<text:span text:style-name="T40">5</text:span></text:p>
          </table:table-cell>
        </table:table-row>
        <table:table-row>
          <table:table-cell table:style-name="Table16.A2" office:value-type="string">
            <text:p text:style-name="P44">NOME</text:p>
          </table:table-cell>
          <table:table-cell table:style-name="Table16.B2" office:value-type="string">
            <text:p text:style-name="P105">Accesso GPS</text:p>
          </table:table-cell>
        </table:table-row>
        <table:table-row>
          <table:table-cell table:style-name="Table16.A2" office:value-type="string">
            <text:p text:style-name="P44">DEFINIZIONE</text:p>
          </table:table-cell>
          <table:table-cell table:style-name="Table16.B2" office:value-type="string">
            <text:p text:style-name="P105">Richiesta accesso GPS</text:p>
          </table:table-cell>
        </table:table-row>
        <table:table-row>
          <table:table-cell table:style-name="Table16.A2" office:value-type="string">
            <text:p text:style-name="P44">MOTIVAZIONE</text:p>
          </table:table-cell>
          <table:table-cell table:style-name="Table16.B2" office:value-type="string">
            <text:p text:style-name="P90">Accesso a mappa Google</text:p>
          </table:table-cell>
        </table:table-row>
      </table:table>
      <text:p text:style-name="P88"/>
      <text:p text:style-name="P88"/>
      <text:p text:style-name="P88"/>
      <text:p text:style-name="P88"/>
      <text:h text:style-name="P162" text:outline-level="2">5.4 Tabella tracciabilità requisiti</text:h>
      <text:p text:style-name="P8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F"/>
        <table:table-column table:style-name="Table18.G"/>
        <table:table-column table:style-name="Table18.B"/>
        <table:table-column table:style-name="Table18.I" table:number-columns-repeated="2"/>
        <table:table-column table:style-name="Table18.C"/>
        <table:table-row>
          <table:table-cell table:style-name="Table18.A1" office:value-type="string">
            <text:p text:style-name="P107"/>
          </table:table-cell>
          <table:table-cell table:style-name="Table18.A1" office:value-type="string">
            <text:p text:style-name="P93">RF01</text:p>
          </table:table-cell>
          <table:table-cell table:style-name="Table18.A1" office:value-type="string">
            <text:p text:style-name="P93">RF02</text:p>
          </table:table-cell>
          <table:table-cell table:style-name="Table18.A1" office:value-type="string">
            <text:p text:style-name="P93">RF03</text:p>
          </table:table-cell>
          <table:table-cell table:style-name="Table18.A1" office:value-type="string">
            <text:p text:style-name="P93">RF04</text:p>
          </table:table-cell>
          <table:table-cell table:style-name="Table18.A1" office:value-type="string">
            <text:p text:style-name="P93">RF05</text:p>
          </table:table-cell>
          <table:table-cell table:style-name="Table18.A1" office:value-type="string">
            <text:p text:style-name="P93">RF06</text:p>
          </table:table-cell>
          <table:table-cell table:style-name="Table18.A1" office:value-type="string">
            <text:p text:style-name="P93">RF07</text:p>
          </table:table-cell>
          <table:table-cell table:style-name="Table18.A1" office:value-type="string">
            <text:p text:style-name="P93">RF08</text:p>
          </table:table-cell>
          <table:table-cell table:style-name="Table18.A1" office:value-type="string">
            <text:p text:style-name="P93">RF09</text:p>
          </table:table-cell>
          <table:table-cell table:style-name="Table18.K1" office:value-type="string">
            <text:p text:style-name="P93">RF10</text:p>
          </table:table-cell>
        </table:table-row>
        <table:table-row>
          <table:table-cell table:style-name="Table18.A2" office:value-type="string">
            <text:p text:style-name="P102">R<text:span text:style-name="T37">N</text:span>F0<text:span text:style-name="T37">0</text:span>1</text:p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9">x</text:p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9">x</text:p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9">x</text:p>
          </table:table-cell>
          <table:table-cell table:style-name="Table18.A2" office:value-type="string">
            <text:p text:style-name="P99">x</text:p>
          </table:table-cell>
          <table:table-cell table:style-name="Table18.A2" office:value-type="string">
            <text:p text:style-name="P99">x</text:p>
          </table:table-cell>
          <table:table-cell table:style-name="Table18.A2" office:value-type="string">
            <text:p text:style-name="P99">x</text:p>
          </table:table-cell>
          <table:table-cell table:style-name="Table18.K2" office:value-type="string">
            <text:p text:style-name="P99">x</text:p>
          </table:table-cell>
        </table:table-row>
        <table:table-row>
          <table:table-cell table:style-name="Table18.A2" office:value-type="string">
            <text:p text:style-name="P102">R<text:span text:style-name="T37">N</text:span>F0<text:span text:style-name="T37">02</text:span>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K2" office:value-type="string">
            <text:p text:style-name="P100">x</text:p>
          </table:table-cell>
        </table:table-row>
        <table:table-row>
          <table:table-cell table:style-name="Table18.A2" office:value-type="string">
            <text:p text:style-name="P102">R<text:span text:style-name="T37">N</text:span>F0<text:span text:style-name="T37">03</text:span></text:p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5"/>
          </table:table-cell>
          <table:table-cell table:style-name="Table18.A2" office:value-type="string">
            <text:p text:style-name="P95"/>
          </table:table-cell>
          <table:table-cell table:style-name="Table18.K2" office:value-type="string">
            <text:p text:style-name="P95"/>
          </table:table-cell>
        </table:table-row>
        <table:table-row>
          <table:table-cell table:style-name="Table18.A2" office:value-type="string">
            <text:p text:style-name="P102">R<text:span text:style-name="T37">N</text:span>F0<text:span text:style-name="T37">04</text:span>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K2" office:value-type="string">
            <text:p text:style-name="P100">x</text:p>
          </table:table-cell>
        </table:table-row>
        <table:table-row>
          <table:table-cell table:style-name="Table18.A2" office:value-type="string">
            <text:p text:style-name="P102">R<text:span text:style-name="T37">N</text:span>F0<text:span text:style-name="T37">05</text:span>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A2" office:value-type="string">
            <text:p text:style-name="P100">x</text:p>
          </table:table-cell>
          <table:table-cell table:style-name="Table18.K2" office:value-type="string">
            <text:p text:style-name="P100">x</text:p>
          </table:table-cell>
        </table:table-row>
      </table:table>
      <text:p text:style-name="P88"/>
      <text:p text:style-name="P88"/>
      <text:p text:style-name="P88"/>
      <text:p text:style-name="P92"/>
      <text:p text:style-name="P18"/>
      <text:h text:style-name="P110" text:outline-level="1">6. Evoluzione del sistema</text:h>
      <text:p text:style-name="P21"/>
      <text:p text:style-name="P34">Nelle future versioni è possibile che vengano implementate nuove <text:s/>funzionalità:</text:p>
      <text:p text:style-name="P34"/>
      <text:list xml:id="list510630212789637343" text:style-name="L22">
        <text:list-item>
          <text:p text:style-name="P120">Perfezionamento grafico per quanto riguarda la visualizzazione dei dati mediante <text:span text:style-name="T35">grafico</text:span>;</text:p>
        </text:list-item>
      </text:list>
      <text:p text:style-name="P84"/>
      <text:list xml:id="list562047091141732280" text:style-name="L23">
        <text:list-item>
          <text:p text:style-name="P121">Sviluppo dell’applicazione in altre lingue per facilitare l’utilizzo;</text:p>
        </text:list-item>
      </text:list>
      <text:p text:style-name="P34"/>
      <text:list xml:id="list3463625076057508429" text:style-name="L24">
        <text:list-item>
          <text:p text:style-name="P122">Invio di notifiche all’utente nel momento in cui si trova in una zona con un elevato tasso di incidenti;</text:p>
        </text:list-item>
      </text:list>
      <text:p text:style-name="P34"/>
      <text:list xml:id="list4593274197175285943" text:style-name="L25">
        <text:list-item>
          <text:p text:style-name="P123">Supporto dell’applicazione nei dispositivi iOS e Windows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10" text:outline-level="1"><text:soft-page-break/>7. Specifica dei requisiti</text:h>
      <text:p text:style-name="P21"/>
      <text:p text:style-name="P34">In questo punto vengono definiti i requisiti funzionali dell’applicazione.</text:p>
      <text:p text:style-name="P73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34">ID</text:p>
          </table:table-cell>
          <table:table-cell table:style-name="Tabella16.B1" office:value-type="string">
            <text:p text:style-name="P34">SRF01</text:p>
          </table:table-cell>
        </table:table-row>
        <table:table-row>
          <table:table-cell table:style-name="Tabella16.A2" office:value-type="string">
            <text:p text:style-name="P34">Input</text:p>
          </table:table-cell>
          <table:table-cell table:style-name="Tabella16.B2" office:value-type="string">
            <text:p text:style-name="P34">Avvio applicazione</text:p>
          </table:table-cell>
        </table:table-row>
        <table:table-row>
          <table:table-cell table:style-name="Tabella16.A2" office:value-type="string">
            <text:p text:style-name="P34">Output</text:p>
          </table:table-cell>
          <table:table-cell table:style-name="Tabella16.B2" office:value-type="string">
            <text:p text:style-name="P68">Pagina benvenuto</text:p>
          </table:table-cell>
        </table:table-row>
        <table:table-row>
          <table:table-cell table:style-name="Tabella16.A2" office:value-type="string">
            <text:p text:style-name="P34">Precondizione</text:p>
          </table:table-cell>
          <table:table-cell table:style-name="Tabella16.B2" office:value-type="string">
            <text:p text:style-name="P34"><text:span text:style-name="T42">I</text:span>nstalla<text:span text:style-name="T42">zione applicazione</text:span> sul dispositivo mobile <text:span text:style-name="T41">con connessione Internet e GPS attivato</text:span></text:p>
          </table:table-cell>
        </table:table-row>
        <table:table-row>
          <table:table-cell table:style-name="Tabella16.A2" office:value-type="string">
            <text:p text:style-name="P34">Postcondizione</text:p>
          </table:table-cell>
          <table:table-cell table:style-name="Tabella16.B2" office:value-type="string">
            <text:p text:style-name="P68">Tap sull’unica icona presente per andare alla mappa iniziale</text:p>
          </table:table-cell>
        </table:table-row>
      </table:table>
      <text:p text:style-name="P77"/>
      <text:p text:style-name="P75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34">ID</text:p>
          </table:table-cell>
          <table:table-cell table:style-name="Tabella17.B1" office:value-type="string">
            <text:p text:style-name="P34">SRF02</text:p>
          </table:table-cell>
        </table:table-row>
        <table:table-row>
          <table:table-cell table:style-name="Tabella17.A2" office:value-type="string">
            <text:p text:style-name="P34">Input</text:p>
          </table:table-cell>
          <table:table-cell table:style-name="Tabella17.B2" office:value-type="string">
            <text:p text:style-name="P34">L’utente si può muovere all’interno della mappa <text:span text:style-name="T41">autovelox</text:span></text:p>
          </table:table-cell>
        </table:table-row>
        <table:table-row>
          <table:table-cell table:style-name="Tabella17.A2" office:value-type="string">
            <text:p text:style-name="P34">Output</text:p>
          </table:table-cell>
          <table:table-cell table:style-name="Tabella17.B2" office:value-type="string">
            <text:p text:style-name="P34">Posizione degli autovelox nella mapp<text:span text:style-name="T41">a d’Italia</text:span></text:p>
          </table:table-cell>
        </table:table-row>
        <table:table-row>
          <table:table-cell table:style-name="Tabella17.A2" office:value-type="string">
            <text:p text:style-name="P34">Precondizione</text:p>
          </table:table-cell>
          <table:table-cell table:style-name="Tabella17.B2" office:value-type="string">
            <text:p text:style-name="P125">Accesso all’applicazione</text:p>
          </table:table-cell>
        </table:table-row>
        <table:table-row>
          <table:table-cell table:style-name="Tabella17.A2" office:value-type="string">
            <text:p text:style-name="P34">Postcondizione</text:p>
          </table:table-cell>
          <table:table-cell table:style-name="Tabella17.B2" office:value-type="string">
            <text:p text:style-name="P34">Nessuna</text:p>
          </table:table-cell>
        </table:table-row>
      </table:table>
      <text:p text:style-name="P75"/>
      <text:p text:style-name="P75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34">ID</text:p>
          </table:table-cell>
          <table:table-cell table:style-name="Tabella18.B1" office:value-type="string">
            <text:p text:style-name="P34">SRF03</text:p>
          </table:table-cell>
        </table:table-row>
        <table:table-row>
          <table:table-cell table:style-name="Tabella18.A2" office:value-type="string">
            <text:p text:style-name="P34">Input</text:p>
          </table:table-cell>
          <table:table-cell table:style-name="Tabella18.B2" office:value-type="string">
            <text:p text:style-name="P68">Tap sul menu</text:p>
          </table:table-cell>
        </table:table-row>
        <table:table-row>
          <table:table-cell table:style-name="Tabella18.A2" office:value-type="string">
            <text:p text:style-name="P34">Output</text:p>
          </table:table-cell>
          <table:table-cell table:style-name="Tabella18.B2" office:value-type="string">
            <text:p text:style-name="P34">Visualizzazione de<text:span text:style-name="T41">lle sottovoci presenti nel menu</text:span></text:p>
          </table:table-cell>
        </table:table-row>
        <table:table-row>
          <table:table-cell table:style-name="Tabella18.A2" office:value-type="string">
            <text:p text:style-name="P34">Precondizione</text:p>
          </table:table-cell>
          <table:table-cell table:style-name="Tabella18.B2" office:value-type="string">
            <text:p text:style-name="P68">Apertura menu</text:p>
          </table:table-cell>
        </table:table-row>
        <table:table-row>
          <table:table-cell table:style-name="Tabella18.A2" office:value-type="string">
            <text:p text:style-name="P34">Postcondizione</text:p>
          </table:table-cell>
          <table:table-cell table:style-name="Tabella18.B2" office:value-type="string">
            <text:p text:style-name="P34">Nessuna</text:p>
          </table:table-cell>
        </table:table-row>
      </table:table>
      <text:p text:style-name="P75"/>
      <text:p text:style-name="P7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5">ID</text:p>
          </table:table-cell>
          <table:table-cell table:style-name="Table11.B1" office:value-type="string">
            <text:p text:style-name="P45">SRF0<text:span text:style-name="T41">4</text:span></text:p>
          </table:table-cell>
        </table:table-row>
        <table:table-row>
          <table:table-cell table:style-name="Table11.A2" office:value-type="string">
            <text:p text:style-name="P45">Input</text:p>
          </table:table-cell>
          <table:table-cell table:style-name="Table11.B2" office:value-type="string">
            <text:p text:style-name="P45">L’utente si può muovere all’interno della mappa <text:span text:style-name="T41">Incidenti</text:span></text:p>
          </table:table-cell>
        </table:table-row>
        <table:table-row>
          <table:table-cell table:style-name="Table11.A2" office:value-type="string">
            <text:p text:style-name="P45">Output</text:p>
          </table:table-cell>
          <table:table-cell table:style-name="Table11.B2" office:value-type="string">
            <text:p text:style-name="P45"><text:span text:style-name="T41">Posizione degli incidenti</text:span> nella mapp<text:span text:style-name="T41">a d’Italia divisi per provincia</text:span></text:p>
          </table:table-cell>
        </table:table-row>
        <table:table-row>
          <table:table-cell table:style-name="Table11.A2" office:value-type="string">
            <text:p text:style-name="P45">Precondizione</text:p>
          </table:table-cell>
          <table:table-cell table:style-name="Table11.B2" office:value-type="string">
            <text:p text:style-name="P126">Accesso all’applicazione</text:p>
          </table:table-cell>
        </table:table-row>
        <table:table-row>
          <table:table-cell table:style-name="Table11.A2" office:value-type="string">
            <text:p text:style-name="P45">Postcondizione</text:p>
          </table:table-cell>
          <table:table-cell table:style-name="Table11.B2" office:value-type="string">
            <text:p text:style-name="P45">Nessuna</text:p>
          </table:table-cell>
        </table:table-row>
      </table:table>
      <text:p text:style-name="P82"/>
      <text:p text:style-name="P82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68">ID</text:p>
          </table:table-cell>
          <table:table-cell table:style-name="Tabella19.B1" office:value-type="string">
            <text:p text:style-name="P68">SRF05</text:p>
          </table:table-cell>
        </table:table-row>
        <table:table-row>
          <table:table-cell table:style-name="Tabella19.A2" office:value-type="string">
            <text:p text:style-name="P45">Input</text:p>
          </table:table-cell>
          <table:table-cell table:style-name="Tabella19.B2" office:value-type="string">
            <text:p text:style-name="P68">Tap sull’icona che rappresenta i dati relativi agli incidenti di quella provincia</text:p>
          </table:table-cell>
        </table:table-row>
        <table:table-row>
          <table:table-cell table:style-name="Tabella19.A2" office:value-type="string">
            <text:p text:style-name="P45">Output</text:p>
          </table:table-cell>
          <table:table-cell table:style-name="Tabella19.B2" office:value-type="string">
            <text:p text:style-name="P69">Visualizzazione dati desiderati</text:p>
          </table:table-cell>
        </table:table-row>
        <table:table-row>
          <table:table-cell table:style-name="Tabella19.A2" office:value-type="string">
            <text:p text:style-name="P45">Precondizione</text:p>
          </table:table-cell>
          <table:table-cell table:style-name="Tabella19.B2" office:value-type="string">
            <text:p text:style-name="P69">Apertura mappa</text:p>
          </table:table-cell>
        </table:table-row>
        <table:table-row>
          <table:table-cell table:style-name="Tabella19.A2" office:value-type="string">
            <text:p text:style-name="P45">Postcondizione</text:p>
          </table:table-cell>
          <table:table-cell table:style-name="Tabella19.B2" office:value-type="string">
            <text:p text:style-name="P69">Nessuna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ella20" table:style-name="Tabella20">
        <table:table-column table:style-name="Tabella20.A"/>
        <table:table-column table:style-name="Tabella20.B"/>
        <text:soft-page-break/>
        <table:table-row table:style-name="Tabella20.1">
          <table:table-cell table:style-name="Tabella20.A1" office:value-type="string">
            <text:p text:style-name="P34">ID</text:p>
          </table:table-cell>
          <table:table-cell table:style-name="Tabella20.B1" office:value-type="string">
            <text:p text:style-name="P34">SRF0<text:span text:style-name="T42">6</text:span></text:p>
          </table:table-cell>
        </table:table-row>
        <table:table-row>
          <table:table-cell table:style-name="Tabella20.A2" office:value-type="string">
            <text:p text:style-name="P34">Input</text:p>
          </table:table-cell>
          <table:table-cell table:style-name="Tabella20.B2" office:value-type="string">
            <text:p text:style-name="P69">Tap sulla posizione su cui segnalare il nuovo autovelox</text:p>
          </table:table-cell>
        </table:table-row>
        <table:table-row>
          <table:table-cell table:style-name="Tabella20.A2" office:value-type="string">
            <text:p text:style-name="P34">Output</text:p>
          </table:table-cell>
          <table:table-cell table:style-name="Tabella20.B2" office:value-type="string">
            <text:p text:style-name="P69">Autovelox segnalato in quella posizione</text:p>
          </table:table-cell>
        </table:table-row>
        <table:table-row>
          <table:table-cell table:style-name="Tabella20.A2" office:value-type="string">
            <text:p text:style-name="P34">Precondizione</text:p>
          </table:table-cell>
          <table:table-cell table:style-name="Tabella20.B2" office:value-type="string">
            <text:p text:style-name="P69">Tap sulla sottovoce “segnala”</text:p>
          </table:table-cell>
        </table:table-row>
        <table:table-row>
          <table:table-cell table:style-name="Tabella20.A2" office:value-type="string">
            <text:p text:style-name="P34">Postcondizione</text:p>
          </table:table-cell>
          <table:table-cell table:style-name="Tabella20.B2" office:value-type="string">
            <text:p text:style-name="P69">Nuovo autovelox presente nella mappa</text:p>
          </table:table-cell>
        </table:table-row>
      </table:table>
      <text:p text:style-name="P75"/>
      <text:p text:style-name="P7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9">ID</text:p>
          </table:table-cell>
          <table:table-cell table:style-name="Table12.B1" office:value-type="string">
            <text:p text:style-name="P46">SRF0<text:span text:style-name="T42">7</text:span></text:p>
          </table:table-cell>
        </table:table-row>
        <table:table-row>
          <table:table-cell table:style-name="Table12.A2" office:value-type="string">
            <text:p text:style-name="P46">Input</text:p>
          </table:table-cell>
          <table:table-cell table:style-name="Table12.B2" office:value-type="string">
            <text:p text:style-name="P69">Tap sul bottone “attiva”</text:p>
            <text:p text:style-name="P69">Selezione raggio d’azione</text:p>
          </table:table-cell>
        </table:table-row>
        <table:table-row>
          <table:table-cell table:style-name="Table12.A2" office:value-type="string">
            <text:p text:style-name="P46">Output</text:p>
          </table:table-cell>
          <table:table-cell table:style-name="Table12.B2" office:value-type="string">
            <text:p text:style-name="P69">Nessuno</text:p>
          </table:table-cell>
        </table:table-row>
        <table:table-row>
          <table:table-cell table:style-name="Table12.A2" office:value-type="string">
            <text:p text:style-name="P46">Precondizione</text:p>
          </table:table-cell>
          <table:table-cell table:style-name="Table12.B2" office:value-type="string">
            <text:p text:style-name="P69">Tap sulla sottovoce “notifiche”</text:p>
          </table:table-cell>
        </table:table-row>
        <table:table-row>
          <table:table-cell table:style-name="Table12.A2" office:value-type="string">
            <text:p text:style-name="P46">Postcondizione</text:p>
          </table:table-cell>
          <table:table-cell table:style-name="Table12.B2" office:value-type="string">
            <text:p text:style-name="P69">Ricezione notifiche quando viene aggiunto un nuovo autovelox nel raggio desiderato</text:p>
          </table:table-cell>
        </table:table-row>
      </table:table>
      <text:p text:style-name="P76"/>
      <text:p text:style-name="P7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46">ID</text:p>
          </table:table-cell>
          <table:table-cell table:style-name="Table19.B1" office:value-type="string">
            <text:p text:style-name="P46">SRF0<text:span text:style-name="T42">8</text:span></text:p>
          </table:table-cell>
        </table:table-row>
        <table:table-row>
          <table:table-cell table:style-name="Table19.A2" office:value-type="string">
            <text:p text:style-name="P46">Input</text:p>
          </table:table-cell>
          <table:table-cell table:style-name="Table19.B2" office:value-type="string">
            <text:p text:style-name="P69">Tap sul bottone “densità”</text:p>
          </table:table-cell>
        </table:table-row>
        <table:table-row table:style-name="Table19.3">
          <table:table-cell table:style-name="Table19.A2" office:value-type="string">
            <text:p text:style-name="P46">Output</text:p>
          </table:table-cell>
          <table:table-cell table:style-name="Table19.B2" office:value-type="string">
            <text:p text:style-name="P69">Visualizzazione dati densità autovelox nella mappa d’Italia </text:p>
          </table:table-cell>
        </table:table-row>
        <table:table-row>
          <table:table-cell table:style-name="Table19.A2" office:value-type="string">
            <text:p text:style-name="P46">Precondizione</text:p>
          </table:table-cell>
          <table:table-cell table:style-name="Table19.B2" office:value-type="string">
            <text:p text:style-name="P69">Visualizzazione mappa autovelox</text:p>
          </table:table-cell>
        </table:table-row>
        <table:table-row>
          <table:table-cell table:style-name="Table19.A2" office:value-type="string">
            <text:p text:style-name="P46">Postcondizione</text:p>
          </table:table-cell>
          <table:table-cell table:style-name="Table19.B2" office:value-type="string">
            <text:p text:style-name="P69">Nessuna</text:p>
          </table:table-cell>
        </table:table-row>
      </table:table>
      <text:p text:style-name="P3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47">ID</text:p>
          </table:table-cell>
          <table:table-cell table:style-name="Table20.B1" office:value-type="string">
            <text:p text:style-name="P47">SRF0<text:span text:style-name="T43">9</text:span></text:p>
          </table:table-cell>
        </table:table-row>
        <table:table-row>
          <table:table-cell table:style-name="Table20.A2" office:value-type="string">
            <text:p text:style-name="P47">Input</text:p>
          </table:table-cell>
          <table:table-cell table:style-name="Table20.B2" office:value-type="string">
            <text:p text:style-name="P70">Tap <text:span text:style-name="T43">sul bottone “aggiorna”</text:span></text:p>
          </table:table-cell>
        </table:table-row>
        <table:table-row>
          <table:table-cell table:style-name="Table20.A2" office:value-type="string">
            <text:p text:style-name="P47">Output</text:p>
          </table:table-cell>
          <table:table-cell table:style-name="Table20.B2" office:value-type="string">
            <text:p text:style-name="P71">Mappa aggiornata</text:p>
          </table:table-cell>
        </table:table-row>
        <table:table-row>
          <table:table-cell table:style-name="Table20.A2" office:value-type="string">
            <text:p text:style-name="P47">Precondizione</text:p>
          </table:table-cell>
          <table:table-cell table:style-name="Table20.B2" office:value-type="string">
            <text:p text:style-name="P71">Visualizzazione mappa autovelox</text:p>
          </table:table-cell>
        </table:table-row>
        <table:table-row>
          <table:table-cell table:style-name="Table20.A2" office:value-type="string">
            <text:p text:style-name="P47">Postcondizione</text:p>
          </table:table-cell>
          <table:table-cell table:style-name="Table20.B2" office:value-type="string">
            <text:p text:style-name="P129">Visualizzazione mappa con autovelox presenti nella zona corrente</text:p>
          </table:table-cell>
        </table:table-row>
      </table:table>
      <text:p text:style-name="P33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7">ID</text:p>
          </table:table-cell>
          <table:table-cell table:style-name="Table21.B1" office:value-type="string">
            <text:p text:style-name="P47">SRF<text:span text:style-name="T43">10</text:span></text:p>
          </table:table-cell>
        </table:table-row>
        <table:table-row>
          <table:table-cell table:style-name="Table21.A2" office:value-type="string">
            <text:p text:style-name="P47">Input</text:p>
          </table:table-cell>
          <table:table-cell table:style-name="Table21.B2" office:value-type="string">
            <text:p text:style-name="P70">Tap <text:span text:style-name="T43">sul bottone “reset”</text:span></text:p>
          </table:table-cell>
        </table:table-row>
        <table:table-row>
          <table:table-cell table:style-name="Table21.A2" office:value-type="string">
            <text:p text:style-name="P47">Output</text:p>
          </table:table-cell>
          <table:table-cell table:style-name="Table21.B2" office:value-type="string">
            <text:p text:style-name="P71">Visualizzazione mappa con posizione attuale</text:p>
          </table:table-cell>
        </table:table-row>
        <table:table-row>
          <table:table-cell table:style-name="Table21.A2" office:value-type="string">
            <text:p text:style-name="P47">Precondizione</text:p>
          </table:table-cell>
          <table:table-cell table:style-name="Table21.B2" office:value-type="string">
            <text:p text:style-name="P71">Spostamento mappa o visualizzazione densità autovelox</text:p>
          </table:table-cell>
        </table:table-row>
        <table:table-row>
          <table:table-cell table:style-name="Table21.A2" office:value-type="string">
            <text:p text:style-name="P47">Postcondizione</text:p>
          </table:table-cell>
          <table:table-cell table:style-name="Table21.B2" office:value-type="string">
            <text:p text:style-name="P71">Nessuna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11" text:outline-level="1"><text:soft-page-break/>8. Appendice</text:h>
      <text:p text:style-name="P26"/>
      <text:p text:style-name="P137">Mappa autovelox Italia: </text:p>
      <text:p text:style-name="P132"/>
      <text:list xml:id="list7626096755571667889" text:style-name="L28">
        <text:list-item>
          <text:p text:style-name="P130"><text:a xlink:type="simple" xlink:href="http://www.datiopen.it/it/opendata/Mappa_degli_autovelox_in_italia" text:style-name="Internet_20_link" text:visited-style-name="Visited_20_Internet_20_Link">http://www.datiopen.it/it/opendata/Mappa_degli_autovelox_in_italia</text:a></text:p>
          <text:p text:style-name="P130"/>
        </text:list-item>
        <text:list-item>
          <text:p text:style-name="P130"><text:s/>http://opendata.yacme.com/dataset/autovelox-regioni-italiane/resource/6a8255ea-de86-4881- 9f65-6e1ac7deb0af?inner_span=True.</text:p>
        </text:list-item>
      </text:list>
      <text:p text:style-name="P132"/>
      <text:p text:style-name="P137">Incidenti stradali e persone infortunate: </text:p>
      <text:p text:style-name="P133"/>
      <text:list xml:id="list3871379016854487868" text:style-name="L32">
        <text:list-item>
          <text:p text:style-name="P131"><text:a xlink:type="simple" xlink:href="http://dati.comune.milano.it/dato/item/177" text:style-name="Internet_20_link" text:visited-style-name="Visited_20_Internet_20_Link">http://dati.comune.milano.it/dato/item/177</text:a>;</text:p>
          <text:p text:style-name="P131"/>
        </text:list-item>
        <text:list-item>
          <text:p text:style-name="P131"><text:a xlink:type="simple" xlink:href="http://dati.comune.milano.it/dato/item/179" text:style-name="Internet_20_link" text:visited-style-name="Visited_20_Internet_20_Link">http://dati.comune.milano.it/dato/item/179</text:a>;</text:p>
          <text:p text:style-name="P131"/>
        </text:list-item>
        <text:list-item>
          <text:p text:style-name="P131"><text:a xlink:type="simple" xlink:href="http://dati.comune.milano.it/dato/item/176" text:style-name="Internet_20_link" text:visited-style-name="Visited_20_Internet_20_Link">http://dati.comune.milano.it/dato/item/176</text:a>;</text:p>
          <text:p text:style-name="P131"/>
        </text:list-item>
        <text:list-item>
          <text:p text:style-name="P131"><text:a xlink:type="simple" xlink:href="http://dati.mit.gov.it/catalog/dataset/incidenti-morti-feriti-ed-indicatori-dell-incidentalita-stradaleper-mese-anni-2001-2013/resource/121ad29a-1ec3-4f82-b93f-da65bed9e74e" text:style-name="Internet_20_link" text:visited-style-name="Visited_20_Internet_20_Link">http://dati.mit.gov.it/catalog/dataset/incidenti-morti-feriti-ed-indicatori-dell-incidentalita-stradaleper-mese-anni-2001-2013/resource/121ad29a-1ec3-4f82-b93f-da65bed9e74e</text:a>;</text:p>
          <text:p text:style-name="P131"/>
        </text:list-item>
        <text:list-item>
          <text:p text:style-name="P131">http://dati.mit.gov.it/catalog/dataset/incidentalita-anno-2014/resource/771bcbaa-28fc-4061- b9e8-41e56a43a839;</text:p>
          <text:p text:style-name="P131"/>
        </text:list-item>
        <text:list-item>
          <text:p text:style-name="P131"><text:a xlink:type="simple" xlink:href="http://dati.mit.gov.it/catalog/dataset/valutazione-incidenti-con-riferimento-al-numero-di-veicoli-edi-pedoni-coinvolti-anni-2001-2013/resource/5e32ceec-8486-4bae-81bc-8ed66a0e5562" text:style-name="Internet_20_link" text:visited-style-name="Visited_20_Internet_20_Link">http://dati.mit.gov.it/catalog/dataset/valutazione-incidenti-con-riferimento-al-numero-di-veicoli-edi-pedoni-coinvolti-anni-2001-2013/resource/5e32ceec-8486-4bae-81bc-8ed66a0e5562</text:a>;</text:p>
        </text:list-item>
        <text:list-item>
          <text:p text:style-name="P131"/>
        </text:list-item>
        <text:list-item>
          <text:p text:style-name="P131">http://opendata.yacme.com/dataset/incidenti-stradali-in-italia-2014/resource/a43671ef-cc0a- 4d25-ba88-c25128e5c0b2;</text:p>
        </text:list-item>
      </text:list>
      <text:p text:style-name="P132"/>
      <text:h text:style-name="P115" text:outline-level="2">8.2 Requisiti del dispositivo</text:h>
      <text:p text:style-name="P136"/>
      <text:list xml:id="list1068587834719560129" text:style-name="L33">
        <text:list-item>
          <text:p text:style-name="P160">Sistema Operativo Android 5 o versioni successive;</text:p>
        </text:list-item>
      </text:list>
      <text:p text:style-name="P124"/>
      <text:list xml:id="list5711455001535116466" text:style-name="L34">
        <text:list-item>
          <text:p text:style-name="P161">Utilizzo della connessione Internet <text:span text:style-name="T38">e attivazione del GPS</text:span> per la visualizzazione della mappa.</text:p>
        </text:list-item>
      </text:list>
      <text:p text:style-name="P136"/>
      <text:h text:style-name="P117" text:outline-level="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Times New Roman1" svg:font-family="'Times New Roman'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essuna_20_spaziatura">
      <style:text-properties style:font-name="Times New Roman" fo:font-size="10pt" style:font-size-asian="10pt" style:font-size-complex="10pt"/>
    </style:style>
    <style:style style:name="MP2" style:family="paragraph" style:parent-style-name="Nessuna_20_spaziatura">
      <style:text-properties style:font-name="Times New Roman" fo:font-size="10pt" officeooo:paragraph-rsid="0048bc96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ogetto Ingegneria del Software -Applicazione Android</text:p>
        <text:p text:style-name="MP1"/>
        <text:p text:style-name="MP2"/>
      </style:header>
      <style:footer>
        <text:p text:style-name="MP3"><text:page-number text:select-page="current">14</text:page-number> DI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5T16:37:46.695178040</dc:date>
    <meta:editing-duration>PT3H25M2S</meta:editing-duration>
    <meta:editing-cycles>56</meta:editing-cycles>
    <meta:generator>LibreOffice/5.1.6.2$Linux_X86_64 LibreOffice_project/10m0$Build-2</meta:generator>
    <meta:document-statistic meta:table-count="39" meta:image-count="0" meta:object-count="2" meta:page-count="16" meta:paragraph-count="668" meta:word-count="2233" meta:character-count="16153" meta:non-whitespace-character-count="14605"/>
  </office:meta>
</office:document-meta>
</file>